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0" svg:font-family="0"/>
    <style:font-face style:name="Alliance No.1" svg:font-family="'Alliance No.1', system-ui, apple-system, system-ui, 'Segoe UI', Roboto, Oxygen, Ubuntu, Cantarell, 'Fira Sans', 'Droid Sans', 'Helvetica Neue', Helvetica, Arial, sans-serif"/>
    <style:font-face style:name="Alliance No.2" svg:font-family="'Alliance No.2', sans-serif"/>
    <style:font-face style:name="Lato" svg:font-family="Lato, sans-serif"/>
    <style:font-face style:name="var headline-300-family" svg:font-family="'var headline-300-family'"/>
    <style:font-face style:name="Lucida Sans2" svg:font-family="'Lucida Sans'" style:font-family-generic="swiss"/>
    <style:font-face style:name="01" svg:font-family="0" style:font-family-generic="roman" style:font-pitch="variable"/>
    <style:font-face style:name="Helvetica Neue" svg:font-family="'Helvetica 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text-align="start" style:justify-single-word="false"/>
      <style:text-properties fo:font-variant="normal" fo:text-transform="none" fo:color="#1e2124" style:font-name="Alliance No.1" fo:font-size="11pt" fo:letter-spacing="normal" fo:font-style="normal" fo:font-weight="normal" officeooo:rsid="000a3ed6" officeooo:paragraph-rsid="000a3ed6" style:font-size-asian="11pt" style:font-size-complex="11pt"/>
    </style:style>
    <style:style style:name="P2"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fo:color="#1e2124" style:font-name="Alliance No.1" fo:font-size="11pt" fo:letter-spacing="normal" fo:font-style="normal" fo:font-weight="normal" style:font-size-asian="11pt" style:font-size-complex="11pt"/>
    </style:style>
    <style:style style:name="P3"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fo:color="#1e2124" style:font-name="Alliance No.1" fo:font-size="11pt" fo:letter-spacing="normal" fo:font-style="normal" fo:font-weight="normal" officeooo:paragraph-rsid="000cf639" style:font-size-asian="11pt" style:font-size-complex="11pt"/>
    </style:style>
    <style:style style:name="P4" style:family="paragraph" style:parent-style-name="Heading_20_3">
      <style:paragraph-properties fo:margin-top="0in" fo:margin-bottom="0in" loext:contextual-spacing="false" fo:orphans="2" fo:widows="2"/>
      <style:text-properties fo:font-variant="normal" fo:text-transform="none" fo:color="#1e2124" style:font-name="Alliance No.1" fo:font-size="11pt" fo:letter-spacing="normal" fo:font-style="normal" fo:font-weight="normal" officeooo:rsid="000a3ed6" officeooo:paragraph-rsid="000a3ed6" style:font-size-asian="11pt" style:font-size-complex="11pt"/>
    </style:style>
    <style:style style:name="P5" style:family="paragraph" style:parent-style-name="Heading_20_3">
      <style:paragraph-properties fo:margin-top="0in" fo:margin-bottom="0in" loext:contextual-spacing="false" fo:orphans="2" fo:widows="2"/>
      <style:text-properties fo:font-variant="normal" fo:text-transform="none" fo:color="#1e2124" style:font-name="Alliance No.1" fo:font-size="11pt" fo:letter-spacing="normal" fo:font-style="normal" fo:font-weight="normal" officeooo:rsid="000b39a0" officeooo:paragraph-rsid="000b39a0" style:font-size-asian="11pt" style:font-size-complex="11pt"/>
    </style:style>
    <style:style style:name="P6" style:family="paragraph" style:parent-style-name="Heading_20_3">
      <style:paragraph-properties fo:margin-top="0in" fo:margin-bottom="0in" loext:contextual-spacing="false" fo:orphans="2" fo:widows="2"/>
      <style:text-properties fo:font-variant="normal" fo:text-transform="none" fo:color="#1e2124" style:font-name="Alliance No.1" fo:font-size="11pt" fo:letter-spacing="normal" fo:font-style="normal" fo:font-weight="normal" officeooo:rsid="000b75ef" officeooo:paragraph-rsid="000b75ef" style:font-size-asian="11pt" style:font-size-complex="11pt"/>
    </style:style>
    <style:style style:name="P7" style:family="paragraph" style:parent-style-name="Standard">
      <style:paragraph-properties fo:text-align="center" style:justify-single-word="false"/>
      <style:text-properties fo:font-size="11pt" officeooo:rsid="000a3ed6" officeooo:paragraph-rsid="000a3ed6" style:font-size-asian="11pt" style:font-size-complex="11pt"/>
    </style:style>
    <style:style style:name="P8" style:family="paragraph" style:parent-style-name="Standard">
      <style:paragraph-properties fo:text-align="start" style:justify-single-word="false"/>
      <style:text-properties fo:font-size="11pt" officeooo:rsid="000a3ed6" officeooo:paragraph-rsid="000a3ed6" style:font-size-asian="11pt" style:font-size-complex="11pt"/>
    </style:style>
    <style:style style:name="P9" style:family="paragraph" style:parent-style-name="Standard" style:list-style-name="L1">
      <style:paragraph-properties fo:text-align="start" style:justify-single-word="false"/>
      <style:text-properties fo:font-size="11pt" officeooo:rsid="000a3ed6" officeooo:paragraph-rsid="000a3ed6" style:font-size-asian="11pt" style:font-size-complex="11pt"/>
    </style:style>
    <style:style style:name="P10" style:family="paragraph" style:parent-style-name="Standard">
      <style:paragraph-properties fo:text-align="start" style:justify-single-word="false"/>
      <style:text-properties fo:font-size="11pt" style:font-size-asian="11pt" style:font-size-complex="11pt"/>
    </style:style>
    <style:style style:name="P11" style:family="paragraph" style:parent-style-name="Standard">
      <style:paragraph-properties fo:text-align="start" style:justify-single-word="false"/>
      <style:text-properties fo:font-size="11pt" officeooo:paragraph-rsid="0011590d" style:font-size-asian="11pt" style:font-size-complex="11pt"/>
    </style:style>
    <style:style style:name="P12" style:family="paragraph" style:parent-style-name="Standard">
      <style:paragraph-properties fo:text-align="start" style:justify-single-word="false"/>
      <style:text-properties fo:font-size="11pt" officeooo:paragraph-rsid="00137fd6" style:font-size-asian="11pt" style:font-size-complex="11pt"/>
    </style:style>
    <style:style style:name="P13" style:family="paragraph" style:parent-style-name="Standard">
      <style:paragraph-properties fo:text-align="start" style:justify-single-word="false"/>
      <style:text-properties fo:font-size="11pt" officeooo:paragraph-rsid="0013c0b7" style:font-size-asian="11pt" style:font-size-complex="11pt"/>
    </style:style>
    <style:style style:name="P14" style:family="paragraph" style:parent-style-name="Standard">
      <style:paragraph-properties fo:text-align="start" style:justify-single-word="false"/>
      <style:text-properties fo:font-size="11pt" officeooo:paragraph-rsid="0014c7e9" style:font-size-asian="11pt" style:font-size-complex="11pt"/>
    </style:style>
    <style:style style:name="P15" style:family="paragraph" style:parent-style-name="Standard">
      <style:paragraph-properties fo:text-align="start" style:justify-single-word="false"/>
      <style:text-properties fo:font-size="11pt" officeooo:paragraph-rsid="000a3ed6" style:font-size-asian="11pt" style:font-size-complex="11pt"/>
    </style:style>
    <style:style style:name="P16" style:family="paragraph" style:parent-style-name="Standard">
      <style:paragraph-properties fo:text-align="start" style:justify-single-word="false"/>
      <style:text-properties fo:font-size="11pt" officeooo:paragraph-rsid="0016c2a7" style:font-size-asian="11pt" style:font-size-complex="11pt"/>
    </style:style>
    <style:style style:name="P17" style:family="paragraph" style:parent-style-name="Standard">
      <style:paragraph-properties fo:text-align="start" style:justify-single-word="false"/>
      <style:text-properties fo:font-size="11pt" officeooo:rsid="00110990" officeooo:paragraph-rsid="00110990" style:font-size-asian="11pt" style:font-size-complex="11pt"/>
    </style:style>
    <style:style style:name="P18" style:family="paragraph" style:parent-style-name="Standard" style:list-style-name="L12">
      <style:paragraph-properties fo:text-align="start" style:justify-single-word="false"/>
      <style:text-properties fo:font-size="11pt" officeooo:rsid="0011590d" officeooo:paragraph-rsid="0011590d" style:font-size-asian="11pt" style:font-size-complex="11pt"/>
    </style:style>
    <style:style style:name="P19" style:family="paragraph" style:parent-style-name="Standard">
      <style:paragraph-properties fo:text-align="start" style:justify-single-word="false"/>
      <style:text-properties fo:font-size="11pt" officeooo:rsid="0011590d" officeooo:paragraph-rsid="0011590d" style:font-size-asian="11pt" style:font-size-complex="11pt"/>
    </style:style>
    <style:style style:name="P20" style:family="paragraph" style:parent-style-name="Standard" style:list-style-name="L13">
      <style:paragraph-properties fo:text-align="start" style:justify-single-word="false"/>
      <style:text-properties fo:font-size="11pt" officeooo:rsid="0011590d" officeooo:paragraph-rsid="0011590d" style:font-size-asian="11pt" style:font-size-complex="11pt"/>
    </style:style>
    <style:style style:name="P21" style:family="paragraph" style:parent-style-name="Standard" style:list-style-name="L14">
      <style:paragraph-properties fo:text-align="start" style:justify-single-word="false"/>
      <style:text-properties fo:font-size="11pt" officeooo:rsid="0011590d" officeooo:paragraph-rsid="0011590d" style:font-size-asian="11pt" style:font-size-complex="11pt"/>
    </style:style>
    <style:style style:name="P22" style:family="paragraph" style:parent-style-name="Standard">
      <style:paragraph-properties fo:text-align="start" style:justify-single-word="false"/>
      <style:text-properties fo:font-size="11pt" officeooo:rsid="0011590d" officeooo:paragraph-rsid="00128394" style:font-size-asian="11pt" style:font-size-complex="11pt"/>
    </style:style>
    <style:style style:name="P23" style:family="paragraph" style:parent-style-name="Standard" style:list-style-name="L15">
      <style:paragraph-properties fo:text-align="start" style:justify-single-word="false"/>
      <style:text-properties fo:font-size="11pt" officeooo:rsid="00128394" officeooo:paragraph-rsid="00128394" style:font-size-asian="11pt" style:font-size-complex="11pt"/>
    </style:style>
    <style:style style:name="P24" style:family="paragraph" style:parent-style-name="Standard">
      <style:paragraph-properties fo:text-align="start" style:justify-single-word="false"/>
      <style:text-properties fo:font-size="11pt" officeooo:rsid="00128394" officeooo:paragraph-rsid="00128394" style:font-size-asian="11pt" style:font-size-complex="11pt"/>
    </style:style>
    <style:style style:name="P25" style:family="paragraph" style:parent-style-name="Standard" style:list-style-name="L16">
      <style:paragraph-properties fo:text-align="start" style:justify-single-word="false"/>
      <style:text-properties fo:font-size="11pt" officeooo:rsid="00128394" officeooo:paragraph-rsid="00128394" style:font-size-asian="11pt" style:font-size-complex="11pt"/>
    </style:style>
    <style:style style:name="P26" style:family="paragraph" style:parent-style-name="Standard">
      <style:paragraph-properties fo:text-align="start" style:justify-single-word="false"/>
      <style:text-properties fo:font-size="11pt" officeooo:rsid="0013c0b7" officeooo:paragraph-rsid="0013c0b7" style:font-size-asian="11pt" style:font-size-complex="11pt"/>
    </style:style>
    <style:style style:name="P27" style:family="paragraph" style:parent-style-name="Standard" style:list-style-name="L10">
      <style:paragraph-properties fo:text-align="start" style:justify-single-word="false"/>
      <style:text-properties fo:font-size="11pt" fo:font-weight="bold" officeooo:rsid="000fcd2e" officeooo:paragraph-rsid="000fcd2e" style:font-size-asian="11pt" style:font-weight-asian="bold" style:font-size-complex="11pt"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officeooo:paragraph-rsid="00196a86"/>
    </style:style>
    <style:style style:name="P30"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0a3ed6" style:font-name-asian="SimSun" style:font-size-asian="11pt" style:font-weight-asian="bold" style:font-name-complex="Lucida Sans1" style:font-size-complex="11pt" style:font-weight-complex="bold"/>
    </style:style>
    <style:style style:name="P31"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0a3ed6" officeooo:paragraph-rsid="000fcd2e" style:font-name-asian="SimSun" style:font-size-asian="11pt" style:font-weight-asian="bold" style:font-name-complex="Lucida Sans1" style:font-size-complex="11pt" style:font-weight-complex="bold"/>
    </style:style>
    <style:style style:name="P32"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0a3ed6" officeooo:paragraph-rsid="00110990" style:font-name-asian="SimSun" style:font-size-asian="11pt" style:font-weight-asian="bold" style:font-name-complex="Lucida Sans1" style:font-size-complex="11pt" style:font-weight-complex="bold"/>
    </style:style>
    <style:style style:name="P33" style:family="paragraph" style:parent-style-name="Standard" style:list-style-name="L11">
      <style:paragraph-properties fo:text-align="start" style:justify-single-word="false"/>
      <style:text-properties fo:font-variant="normal" fo:text-transform="none" fo:color="#1e2124" style:font-name="Alliance No.1" fo:font-size="11pt" fo:letter-spacing="normal" fo:font-style="normal" fo:font-weight="normal" officeooo:rsid="000a3ed6" officeooo:paragraph-rsid="00110990" style:font-name-asian="SimSun" style:font-size-asian="11pt" style:font-weight-asian="bold" style:font-name-complex="Lucida Sans1" style:font-size-complex="11pt" style:font-weight-complex="bold"/>
    </style:style>
    <style:style style:name="P34"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0a3ed6" officeooo:paragraph-rsid="0016c2a7" style:font-name-asian="SimSun" style:font-size-asian="11pt" style:font-weight-asian="bold" style:font-name-complex="Lucida Sans1" style:font-size-complex="11pt" style:font-weight-complex="bold"/>
    </style:style>
    <style:style style:name="P35"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0a3ed6" officeooo:paragraph-rsid="001810d0" style:font-name-asian="SimSun" style:font-size-asian="11pt" style:font-weight-asian="bold" style:font-name-complex="Lucida Sans1" style:font-size-complex="11pt" style:font-weight-complex="bold"/>
    </style:style>
    <style:style style:name="P36"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0fcd2e" style:font-name-asian="SimSun" style:font-size-asian="11pt" style:font-weight-asian="bold" style:font-name-complex="Lucida Sans1" style:font-size-complex="11pt" style:font-weight-complex="bold"/>
    </style:style>
    <style:style style:name="P37"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0fcd2e" officeooo:paragraph-rsid="000fcd2e" style:font-name-asian="SimSun" style:font-size-asian="11pt" style:font-weight-asian="bold" style:font-name-complex="Lucida Sans1" style:font-size-complex="11pt" style:font-weight-complex="bold"/>
    </style:style>
    <style:style style:name="P38"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0fcd2e" officeooo:paragraph-rsid="00110990" style:font-name-asian="SimSun" style:font-size-asian="11pt" style:font-weight-asian="bold" style:font-name-complex="Lucida Sans1" style:font-size-complex="11pt" style:font-weight-complex="bold"/>
    </style:style>
    <style:style style:name="P39"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16c2a7" officeooo:paragraph-rsid="0016c2a7" style:font-name-asian="SimSun" style:font-size-asian="11pt" style:font-weight-asian="bold" style:font-name-complex="Lucida Sans1" style:font-size-complex="11pt" style:font-weight-complex="bold"/>
    </style:style>
    <style:style style:name="P40" style:family="paragraph" style:parent-style-name="Standard" style:list-style-name="L29">
      <style:paragraph-properties fo:text-align="start" style:justify-single-word="false"/>
      <style:text-properties fo:font-variant="normal" fo:text-transform="none" fo:color="#1e2124" style:font-name="Alliance No.1" fo:font-size="11pt" fo:letter-spacing="normal" fo:font-style="normal" fo:font-weight="normal" officeooo:rsid="0016c2a7" officeooo:paragraph-rsid="0016c2a7" style:font-name-asian="SimSun" style:font-size-asian="11pt" style:font-weight-asian="bold" style:font-name-complex="Lucida Sans1" style:font-size-complex="11pt" style:font-weight-complex="bold"/>
    </style:style>
    <style:style style:name="P41" style:family="paragraph" style:parent-style-name="Standard" style:list-style-name="L30">
      <style:paragraph-properties fo:text-align="start" style:justify-single-word="false"/>
      <style:text-properties fo:font-variant="normal" fo:text-transform="none" fo:color="#1e2124" style:font-name="Alliance No.1" fo:font-size="11pt" fo:letter-spacing="normal" fo:font-style="normal" fo:font-weight="normal" officeooo:rsid="001810d0" officeooo:paragraph-rsid="001810d0" style:font-name-asian="SimSun" style:font-size-asian="11pt" style:font-weight-asian="bold" style:font-name-complex="Lucida Sans1" style:font-size-complex="11pt" style:font-weight-complex="bold"/>
    </style:style>
    <style:style style:name="P42" style:family="paragraph" style:parent-style-name="Standard">
      <style:paragraph-properties fo:text-align="start" style:justify-single-word="false"/>
      <style:text-properties fo:font-variant="normal" fo:text-transform="none" fo:color="#1e2124" style:font-name="Alliance No.1" fo:font-size="11pt" fo:letter-spacing="normal" fo:font-style="normal" fo:font-weight="normal" officeooo:rsid="001810d0" officeooo:paragraph-rsid="001810d0" style:font-name-asian="SimSun" style:font-size-asian="11pt" style:font-weight-asian="bold" style:font-name-complex="Lucida Sans1" style:font-size-complex="11pt" style:font-weight-complex="bold"/>
    </style:style>
    <style:style style:name="P43" style:family="paragraph" style:parent-style-name="Standard" style:list-style-name="L31">
      <style:paragraph-properties fo:text-align="start" style:justify-single-word="false"/>
      <style:text-properties fo:font-variant="normal" fo:text-transform="none" fo:color="#1e2124" style:font-name="Alliance No.1" fo:font-size="11pt" fo:letter-spacing="normal" fo:font-style="normal" fo:font-weight="normal" officeooo:rsid="001810d0" officeooo:paragraph-rsid="001810d0" style:font-name-asian="SimSun" style:font-size-asian="11pt" style:font-weight-asian="bold" style:font-name-complex="Lucida Sans1" style:font-size-complex="11pt" style:font-weight-complex="bold"/>
    </style:style>
    <style:style style:name="P44" style:family="paragraph" style:parent-style-name="Standard">
      <style:paragraph-properties fo:text-align="start" style:justify-single-word="false"/>
      <style:text-properties fo:font-variant="normal" fo:text-transform="none" fo:color="#1e2124" style:font-name="Alliance No.1" fo:font-size="11pt" fo:letter-spacing="normal" fo:font-style="italic" fo:font-weight="normal" officeooo:rsid="000a3ed6" style:font-name-asian="SimSun" style:font-size-asian="11pt" style:font-style-asian="italic" style:font-weight-asian="bold" style:font-name-complex="Lucida Sans1" style:font-size-complex="11pt" style:font-style-complex="italic" style:font-weight-complex="bold"/>
    </style:style>
    <style:style style:name="P45" style:family="paragraph" style:parent-style-name="Standard">
      <style:paragraph-properties fo:text-align="start" style:justify-single-word="false"/>
      <style:text-properties fo:font-variant="normal" fo:text-transform="none" fo:color="#1e2124" style:font-name="Alliance No.1" fo:font-size="11pt" fo:letter-spacing="normal" fo:font-style="italic" fo:font-weight="normal" officeooo:rsid="000a3ed6" officeooo:paragraph-rsid="00110990" style:font-name-asian="SimSun" style:font-size-asian="11pt" style:font-style-asian="italic" style:font-weight-asian="bold" style:font-name-complex="Lucida Sans1" style:font-size-complex="11pt" style:font-style-complex="italic" style:font-weight-complex="bold"/>
    </style:style>
    <style:style style:name="P46" style:family="paragraph" style:parent-style-name="Standard">
      <style:paragraph-properties fo:text-align="start" style:justify-single-word="false"/>
      <style:text-properties fo:font-variant="normal" fo:text-transform="none" fo:color="#1e2124" style:font-name="Alliance No.1" fo:font-size="11pt" fo:letter-spacing="normal" fo:font-style="italic" fo:font-weight="normal" officeooo:rsid="00110990" officeooo:paragraph-rsid="00110990" style:font-name-asian="SimSun" style:font-size-asian="11pt" style:font-style-asian="italic" style:font-weight-asian="bold" style:font-name-complex="Lucida Sans1" style:font-size-complex="11pt" style:font-style-complex="italic" style:font-weight-complex="bold"/>
    </style:style>
    <style:style style:name="P47" style:family="paragraph" style:parent-style-name="Standard">
      <style:paragraph-properties fo:text-align="start" style:justify-single-word="false"/>
      <style:text-properties fo:font-variant="normal" fo:text-transform="none" fo:color="#1e2124" style:font-name="0" fo:font-size="11pt" fo:letter-spacing="normal" fo:font-style="normal" fo:font-weight="normal" officeooo:rsid="0013c0b7" style:font-name-asian="SimSun" style:font-size-asian="11pt" style:font-weight-asian="bold" style:font-name-complex="Lucida Sans1" style:font-size-complex="11pt" style:font-weight-complex="bold"/>
    </style:style>
    <style:style style:name="P48" style:family="paragraph" style:parent-style-name="Standard">
      <style:paragraph-properties fo:text-align="start" style:justify-single-word="false"/>
      <style:text-properties fo:font-variant="normal" fo:text-transform="none" fo:color="#1e2124" style:font-name="0" fo:font-size="11pt" fo:letter-spacing="normal" fo:font-style="normal" fo:font-weight="normal" officeooo:rsid="0013c0b7" officeooo:paragraph-rsid="00196a86" style:font-name-asian="SimSun" style:font-size-asian="11pt" style:font-weight-asian="bold" style:font-name-complex="Lucida Sans1" style:font-size-complex="11pt" style:font-weight-complex="bold"/>
    </style:style>
    <style:style style:name="P49" style:family="paragraph" style:parent-style-name="Standard">
      <style:paragraph-properties fo:text-align="start" style:justify-single-word="false"/>
      <style:text-properties fo:font-variant="normal" fo:text-transform="none" fo:color="#1e2124" style:font-name="0" fo:font-size="11pt" fo:letter-spacing="normal" fo:font-style="normal" fo:font-weight="normal" officeooo:rsid="0013c0b7" officeooo:paragraph-rsid="0013c0b7" style:font-name-asian="SimSun" style:font-size-asian="11pt" style:font-weight-asian="bold" style:font-name-complex="Lucida Sans1" style:font-size-complex="11pt" style:font-weight-complex="bold"/>
    </style:style>
    <style:style style:name="P50" style:family="paragraph" style:parent-style-name="Standard" style:list-style-name="L33">
      <style:paragraph-properties fo:text-align="start" style:justify-single-word="false"/>
      <style:text-properties fo:font-variant="normal" fo:text-transform="none" fo:color="#1e2124" style:font-name="0" fo:font-size="11pt" fo:letter-spacing="normal" fo:font-style="normal" fo:font-weight="normal" officeooo:rsid="00196a86" officeooo:paragraph-rsid="00196a86" style:font-name-asian="SimSun" style:font-size-asian="11pt" style:font-weight-asian="bold" style:font-name-complex="Lucida Sans1" style:font-size-complex="11pt" style:font-weight-complex="bold"/>
    </style:style>
    <style:style style:name="P51" style:family="paragraph" style:parent-style-name="Standard">
      <style:paragraph-properties fo:text-align="start" style:justify-single-word="false"/>
      <style:text-properties fo:font-variant="normal" fo:text-transform="none" fo:color="#191918" style:font-name="Lato" fo:font-size="11.6999998092651pt" fo:letter-spacing="normal" fo:font-style="normal" fo:font-weight="normal" officeooo:rsid="00128394" officeooo:paragraph-rsid="00128394" style:font-size-asian="11pt" style:font-size-complex="11pt"/>
    </style:style>
    <style:style style:name="P52" style:family="paragraph" style:parent-style-name="Standard">
      <style:paragraph-properties fo:text-align="start" style:justify-single-word="false"/>
      <style:text-properties fo:font-variant="normal" fo:text-transform="none" fo:color="#191918" style:font-name="Lato" fo:font-size="11.6999998092651pt" fo:letter-spacing="normal" fo:font-style="normal" fo:font-weight="normal" officeooo:rsid="00137fd6" officeooo:paragraph-rsid="00137fd6" style:font-size-asian="11pt" style:font-size-complex="11pt"/>
    </style:style>
    <style:style style:name="P53" style:family="paragraph" style:parent-style-name="Standard" style:list-style-name="L17">
      <style:paragraph-properties fo:text-align="start" style:justify-single-word="false"/>
      <style:text-properties fo:font-variant="normal" fo:text-transform="none" fo:color="#191918" style:font-name="Lato" fo:font-size="11.6999998092651pt" fo:letter-spacing="normal" fo:font-style="normal" fo:font-weight="normal" officeooo:rsid="00137fd6" officeooo:paragraph-rsid="00137fd6" style:font-size-asian="11pt" style:font-size-complex="11pt"/>
    </style:style>
    <style:style style:name="P54"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37fd6" officeooo:paragraph-rsid="00137fd6" style:font-size-asian="11pt" style:font-size-complex="11pt"/>
    </style:style>
    <style:style style:name="P55" style:family="paragraph" style:parent-style-name="Standard" style:list-style-name="L18">
      <style:paragraph-properties fo:text-align="start" style:justify-single-word="false"/>
      <style:text-properties fo:font-variant="normal" fo:text-transform="none" fo:color="#191918" style:font-name="Lato" fo:font-size="11pt" fo:letter-spacing="normal" fo:font-style="normal" fo:font-weight="normal" officeooo:rsid="00137fd6" officeooo:paragraph-rsid="00137fd6" style:font-size-asian="11pt" style:font-size-complex="11pt"/>
    </style:style>
    <style:style style:name="P56" style:family="paragraph" style:parent-style-name="Standard" style:list-style-name="L19">
      <style:paragraph-properties fo:text-align="start" style:justify-single-word="false"/>
      <style:text-properties fo:font-variant="normal" fo:text-transform="none" fo:color="#191918" style:font-name="Lato" fo:font-size="11pt" fo:letter-spacing="normal" fo:font-style="normal" fo:font-weight="normal" officeooo:rsid="00137fd6" officeooo:paragraph-rsid="00137fd6" style:font-size-asian="11pt" style:font-size-complex="11pt"/>
    </style:style>
    <style:style style:name="P57" style:family="paragraph" style:parent-style-name="Standard" style:list-style-name="L20">
      <style:paragraph-properties fo:text-align="start" style:justify-single-word="false"/>
      <style:text-properties fo:font-variant="normal" fo:text-transform="none" fo:color="#191918" style:font-name="Lato" fo:font-size="11pt" fo:letter-spacing="normal" fo:font-style="normal" fo:font-weight="normal" officeooo:rsid="00137fd6" officeooo:paragraph-rsid="00137fd6" style:font-size-asian="11pt" style:font-size-complex="11pt"/>
    </style:style>
    <style:style style:name="P58"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1590d" officeooo:paragraph-rsid="00137fd6" style:font-size-asian="11pt" style:font-size-complex="11pt"/>
    </style:style>
    <style:style style:name="P59"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1590d" officeooo:paragraph-rsid="0013c0b7" style:font-size-asian="11pt" style:font-size-complex="11pt"/>
    </style:style>
    <style:style style:name="P60"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1590d" officeooo:paragraph-rsid="0014c7e9" style:font-size-asian="11pt" style:font-size-complex="11pt"/>
    </style:style>
    <style:style style:name="P61"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1590d" officeooo:paragraph-rsid="0016409d" style:font-size-asian="11pt" style:font-size-complex="11pt"/>
    </style:style>
    <style:style style:name="P62"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1590d" officeooo:paragraph-rsid="001684ca" style:font-size-asian="11pt" style:font-size-complex="11pt"/>
    </style:style>
    <style:style style:name="P63" style:family="paragraph" style:parent-style-name="Standard" style:list-style-name="L21">
      <style:paragraph-properties fo:text-align="start" style:justify-single-word="false"/>
      <style:text-properties fo:font-variant="normal" fo:text-transform="none" fo:color="#191918" style:font-name="Lato" fo:font-size="11pt" fo:letter-spacing="normal" fo:font-style="normal" fo:font-weight="normal" officeooo:rsid="0013c0b7" officeooo:paragraph-rsid="0013c0b7" style:font-size-asian="11pt" style:font-size-complex="11pt"/>
    </style:style>
    <style:style style:name="P64"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3c0b7" officeooo:paragraph-rsid="0013c0b7" style:font-size-asian="11pt" style:font-size-complex="11pt"/>
    </style:style>
    <style:style style:name="P65" style:family="paragraph" style:parent-style-name="Standard" style:list-style-name="L22">
      <style:paragraph-properties fo:text-align="start" style:justify-single-word="false"/>
      <style:text-properties fo:font-variant="normal" fo:text-transform="none" fo:color="#191918" style:font-name="Lato" fo:font-size="11pt" fo:letter-spacing="normal" fo:font-style="normal" fo:font-weight="normal" officeooo:rsid="0013c0b7" officeooo:paragraph-rsid="0013c0b7" style:font-size-asian="11pt" style:font-size-complex="11pt"/>
    </style:style>
    <style:style style:name="P66" style:family="paragraph" style:parent-style-name="Standard" style:list-style-name="L23">
      <style:paragraph-properties fo:text-align="start" style:justify-single-word="false"/>
      <style:text-properties fo:font-variant="normal" fo:text-transform="none" fo:color="#191918" style:font-name="Lato" fo:font-size="11pt" fo:letter-spacing="normal" fo:font-style="normal" fo:font-weight="normal" officeooo:rsid="0013c0b7" officeooo:paragraph-rsid="0013c0b7" style:font-size-asian="11pt" style:font-size-complex="11pt"/>
    </style:style>
    <style:style style:name="P67" style:family="paragraph" style:parent-style-name="Standard" style:list-style-name="L24">
      <style:paragraph-properties fo:text-align="start" style:justify-single-word="false"/>
      <style:text-properties fo:font-variant="normal" fo:text-transform="none" fo:color="#191918" style:font-name="Lato" fo:font-size="11pt" fo:letter-spacing="normal" fo:font-style="normal" fo:font-weight="normal" officeooo:rsid="0014c7e9" officeooo:paragraph-rsid="0014c7e9" style:font-size-asian="11pt" style:font-size-complex="11pt"/>
    </style:style>
    <style:style style:name="P68"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4c7e9" officeooo:paragraph-rsid="0014c7e9" style:font-size-asian="11pt" style:font-size-complex="11pt"/>
    </style:style>
    <style:style style:name="P69" style:family="paragraph" style:parent-style-name="Standard" style:list-style-name="L25">
      <style:paragraph-properties fo:text-align="start" style:justify-single-word="false"/>
      <style:text-properties fo:font-variant="normal" fo:text-transform="none" fo:color="#191918" style:font-name="Lato" fo:font-size="11pt" fo:letter-spacing="normal" fo:font-style="normal" fo:font-weight="normal" officeooo:rsid="0014c7e9" officeooo:paragraph-rsid="0014c7e9" style:font-size-asian="11pt" style:font-size-complex="11pt"/>
    </style:style>
    <style:style style:name="P70" style:family="paragraph" style:parent-style-name="Standard" style:list-style-name="L26">
      <style:paragraph-properties fo:text-align="start" style:justify-single-word="false"/>
      <style:text-properties fo:font-variant="normal" fo:text-transform="none" fo:color="#191918" style:font-name="Lato" fo:font-size="11pt" fo:letter-spacing="normal" fo:font-style="normal" fo:font-weight="normal" officeooo:rsid="0016409d" officeooo:paragraph-rsid="0016409d" style:font-size-asian="11pt" style:font-size-complex="11pt"/>
    </style:style>
    <style:style style:name="P71"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6409d" officeooo:paragraph-rsid="0016409d" style:font-size-asian="11pt" style:font-size-complex="11pt"/>
    </style:style>
    <style:style style:name="P72" style:family="paragraph" style:parent-style-name="Standard" style:list-style-name="L27">
      <style:paragraph-properties fo:text-align="start" style:justify-single-word="false"/>
      <style:text-properties fo:font-variant="normal" fo:text-transform="none" fo:color="#191918" style:font-name="Lato" fo:font-size="11pt" fo:letter-spacing="normal" fo:font-style="normal" fo:font-weight="normal" officeooo:rsid="0016409d" officeooo:paragraph-rsid="0016409d" style:font-size-asian="11pt" style:font-size-complex="11pt"/>
    </style:style>
    <style:style style:name="P73" style:family="paragraph" style:parent-style-name="Standard" style:list-style-name="L28">
      <style:paragraph-properties fo:text-align="start" style:justify-single-word="false"/>
      <style:text-properties fo:font-variant="normal" fo:text-transform="none" fo:color="#191918" style:font-name="Lato" fo:font-size="11pt" fo:letter-spacing="normal" fo:font-style="normal" fo:font-weight="normal" officeooo:rsid="001684ca" officeooo:paragraph-rsid="001684ca" style:font-size-asian="11pt" style:font-size-complex="11pt"/>
    </style:style>
    <style:style style:name="P74" style:family="paragraph" style:parent-style-name="Standard">
      <style:paragraph-properties fo:text-align="start" style:justify-single-word="false"/>
      <style:text-properties fo:font-variant="normal" fo:text-transform="none" fo:color="#191918" style:font-name="Lato" fo:font-size="11pt" fo:letter-spacing="normal" fo:font-style="normal" fo:font-weight="normal" officeooo:rsid="001684ca" officeooo:paragraph-rsid="001684ca" style:font-size-asian="11pt" style:font-size-complex="11pt"/>
    </style:style>
    <style:style style:name="P75" style:family="paragraph" style:parent-style-name="Standard">
      <style:paragraph-properties fo:text-align="start" style:justify-single-word="false"/>
      <style:text-properties fo:font-variant="normal" fo:text-transform="none" fo:color="#191918" style:font-name="01" fo:font-size="11pt" fo:letter-spacing="normal" fo:font-style="normal" fo:font-weight="normal" officeooo:rsid="0013c0b7" officeooo:paragraph-rsid="00196a86" style:font-size-asian="11pt" style:font-size-complex="11pt"/>
    </style:style>
    <style:style style:name="P76" style:family="paragraph" style:parent-style-name="Standard">
      <style:paragraph-properties fo:text-align="start" style:justify-single-word="false"/>
      <style:text-properties fo:font-variant="normal" fo:text-transform="none" fo:color="#191918" style:font-name="01" fo:font-size="11pt" fo:letter-spacing="normal" fo:font-style="normal" fo:font-weight="normal" officeooo:rsid="0013c0b7" officeooo:paragraph-rsid="00196a86" style:font-name-asian="SimSun" style:font-size-asian="11pt" style:font-weight-asian="bold" style:font-name-complex="Lucida Sans1" style:font-size-complex="11pt" style:font-weight-complex="bold"/>
    </style:style>
    <style:style style:name="P77" style:family="paragraph" style:parent-style-name="Standard">
      <style:paragraph-properties fo:margin-top="0in" fo:margin-bottom="0in" loext:contextual-spacing="false" fo:orphans="2" fo:widows="2"/>
      <style:text-properties fo:font-variant="normal" fo:text-transform="none" fo:color="#1e2124" style:font-name="var headline-300-family" fo:font-size="10.3999996185303pt" fo:letter-spacing="normal" fo:font-style="normal" fo:font-weight="normal" officeooo:rsid="000b75ef" officeooo:paragraph-rsid="000fcd2e" style:font-size-asian="11pt" style:font-size-complex="11pt"/>
    </style:style>
    <style:style style:name="P78" style:family="paragraph" style:parent-style-name="Standard">
      <style:paragraph-properties fo:margin-top="0in" fo:margin-bottom="0in" loext:contextual-spacing="false" fo:orphans="2" fo:widows="2"/>
      <style:text-properties fo:font-variant="normal" fo:text-transform="none" fo:color="#1e2124" style:font-name="var headline-300-family" fo:font-size="11pt" fo:letter-spacing="normal" fo:font-style="normal" fo:font-weight="normal" officeooo:rsid="000fcd2e" officeooo:paragraph-rsid="000fcd2e" style:font-size-asian="11pt" style:font-size-complex="11pt"/>
    </style:style>
    <style:style style:name="P79" style:family="paragraph" style:parent-style-name="Standard">
      <style:paragraph-properties fo:margin-top="0in" fo:margin-bottom="0in" loext:contextual-spacing="false" fo:orphans="2" fo:widows="2"/>
      <style:text-properties officeooo:paragraph-rsid="000fcd2e"/>
    </style:style>
    <style:style style:name="P80" style:family="paragraph" style:parent-style-name="Standard">
      <style:paragraph-properties fo:margin-top="0in" fo:margin-bottom="0in" loext:contextual-spacing="false" fo:text-align="start" style:justify-single-word="false" fo:orphans="2" fo:widows="2"/>
      <style:text-properties fo:font-size="11pt" officeooo:rsid="000a3ed6" officeooo:paragraph-rsid="000fcd2e" style:font-size-asian="11pt" style:font-size-complex="11pt"/>
    </style:style>
    <style:style style:name="P8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e2124" style:font-name="Alliance No.1" fo:font-size="11pt" fo:letter-spacing="normal" fo:font-style="normal" fo:font-weight="normal" style:font-size-asian="11pt" style:font-size-complex="11pt"/>
    </style:style>
    <style:style style:name="P8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e2124" style:font-name="Alliance No.1" fo:font-size="11pt" fo:letter-spacing="normal" fo:font-style="normal" fo:font-weight="normal" officeooo:rsid="000a3ed6" officeooo:paragraph-rsid="000a3ed6" style:font-size-asian="11pt" style:font-size-complex="11pt"/>
    </style:style>
    <style:style style:name="P8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e2124" style:font-name="Alliance No.1" fo:font-size="11pt" fo:letter-spacing="normal" fo:font-style="normal" fo:font-weight="normal" officeooo:rsid="000cf639" officeooo:paragraph-rsid="000cf639" style:font-size-asian="11pt" style:font-size-complex="11pt"/>
    </style:style>
    <style:style style:name="P8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e2124" style:font-name="Alliance No.1" fo:font-style="normal" fo:font-weight="normal" officeooo:paragraph-rsid="000b39a0"/>
    </style:style>
    <style:style style:name="P8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e2124" style:font-name="Alliance No.1" fo:font-size="10.3999996185303pt" fo:letter-spacing="normal" fo:font-style="normal" fo:font-weight="normal"/>
    </style:style>
    <style:style style:name="P86" style:family="paragraph" style:parent-style-name="Text_20_body" style:list-style-name="L32">
      <style:paragraph-properties fo:margin-left="0in" fo:margin-right="0in" fo:margin-top="0in" fo:margin-bottom="0in" loext:contextual-spacing="false" fo:orphans="2" fo:widows="2" fo:text-indent="0in" style:auto-text-indent="false" fo:padding="0in" fo:border="none"/>
      <style:text-properties fo:font-variant="normal" fo:text-transform="none" fo:color="#1f2426" style:font-name="Alliance No.2" fo:font-size="11pt" fo:letter-spacing="normal" fo:font-style="normal" fo:font-weight="normal" style:font-size-asian="11pt" style:font-size-complex="11pt"/>
    </style:style>
    <style:style style:name="P87" style:family="paragraph" style:parent-style-name="Text_20_body">
      <style:text-properties officeooo:paragraph-rsid="000e1864"/>
    </style:style>
    <style:style style:name="P88" style:family="paragraph" style:parent-style-name="Text_20_body" style:list-style-name="L9">
      <style:text-properties officeooo:paragraph-rsid="000e1864"/>
    </style:style>
    <style:style style:name="P89" style:family="paragraph" style:parent-style-name="Text_20_body">
      <style:paragraph-properties fo:text-align="start" style:justify-single-word="false"/>
      <style:text-properties fo:font-variant="normal" fo:text-transform="none" fo:color="#1f2426" style:font-name="Alliance No.2" fo:font-size="10.3999996185303pt" fo:letter-spacing="normal" fo:font-style="normal" fo:font-weight="bold" officeooo:rsid="001810d0" officeooo:paragraph-rsid="001810d0" style:font-name-asian="SimSun" style:font-size-asian="11pt" style:font-weight-asian="bold" style:font-name-complex="Lucida Sans1" style:font-size-complex="11pt" style:font-weight-complex="bold"/>
    </style:style>
    <style:style style:name="P90" style:family="paragraph" style:parent-style-name="Text_20_body" style:list-style-name="L2">
      <style:paragraph-properties fo:margin-top="0in" fo:margin-bottom="0in" loext:contextual-spacing="false" fo:orphans="2" fo:widows="2"/>
      <style:text-properties fo:font-variant="normal" fo:text-transform="none" fo:color="#1e2124" style:font-name="Alliance No.1" fo:font-size="11pt" fo:letter-spacing="normal" fo:font-style="normal" fo:font-weight="normal" officeooo:rsid="000a3ed6" officeooo:paragraph-rsid="000a3ed6" style:font-size-asian="11pt" style:font-size-complex="11pt"/>
    </style:style>
    <style:style style:name="P91" style:family="paragraph" style:parent-style-name="Text_20_body" style:list-style-name="L3">
      <style:paragraph-properties fo:margin-top="0in" fo:margin-bottom="0in" loext:contextual-spacing="false" fo:orphans="2" fo:widows="2"/>
      <style:text-properties fo:font-variant="normal" fo:text-transform="none" fo:color="#1e2124" style:font-name="Alliance No.1" fo:font-size="11pt" fo:letter-spacing="normal" fo:font-style="normal" fo:font-weight="normal" officeooo:rsid="000b39a0" officeooo:paragraph-rsid="000b39a0" style:font-size-asian="11pt" style:font-size-complex="11pt"/>
    </style:style>
    <style:style style:name="P92" style:family="paragraph" style:parent-style-name="Text_20_body">
      <style:paragraph-properties fo:margin-top="0in" fo:margin-bottom="0in" loext:contextual-spacing="false" fo:orphans="2" fo:widows="2"/>
      <style:text-properties fo:font-variant="normal" fo:text-transform="none" fo:color="#1e2124" style:font-name="Alliance No.1" fo:font-size="11pt" fo:letter-spacing="normal" fo:font-style="normal" fo:font-weight="normal" officeooo:rsid="000b39a0" officeooo:paragraph-rsid="000b39a0" style:font-size-asian="11pt" style:font-size-complex="11pt"/>
    </style:style>
    <style:style style:name="P93" style:family="paragraph" style:parent-style-name="Text_20_body" style:list-style-name="L8">
      <style:paragraph-properties fo:margin-top="0in" fo:margin-bottom="0in" loext:contextual-spacing="false" fo:orphans="2" fo:widows="2"/>
      <style:text-properties fo:font-variant="normal" fo:text-transform="none" fo:color="#1e2124" style:font-name="Alliance No.1" fo:font-size="11pt" fo:letter-spacing="normal" fo:font-style="normal" fo:font-weight="normal" officeooo:rsid="000e1864" officeooo:paragraph-rsid="000e1864" style:font-size-asian="11pt" style:font-size-complex="11pt"/>
    </style:style>
    <style:style style:name="P94" style:family="paragraph" style:parent-style-name="Text_20_body" style:list-style-name="L9">
      <style:paragraph-properties fo:margin-top="0in" fo:margin-bottom="0in" loext:contextual-spacing="false" fo:orphans="2" fo:widows="2"/>
      <style:text-properties fo:font-variant="normal" fo:text-transform="none" fo:color="#1e2124" style:font-name="Alliance No.1" fo:font-size="11pt" fo:letter-spacing="normal" fo:font-style="normal" fo:font-weight="normal" officeooo:rsid="0016c2a7" officeooo:paragraph-rsid="0016c2a7" style:font-size-asian="11pt" style:font-size-complex="11pt"/>
    </style:style>
    <style:style style:name="P95" style:family="paragraph" style:parent-style-name="Text_20_body">
      <style:paragraph-properties fo:margin-top="0in" fo:margin-bottom="0in" loext:contextual-spacing="false" fo:orphans="2" fo:widows="2"/>
      <style:text-properties fo:font-variant="normal" fo:text-transform="none" fo:color="#1e2124" style:font-name="Alliance No.1" fo:font-size="11pt" fo:font-style="normal" fo:font-weight="normal" officeooo:rsid="000b75ef" officeooo:paragraph-rsid="000b75ef" style:font-size-asian="11pt" style:font-size-complex="11pt"/>
    </style:style>
    <style:style style:name="P96" style:family="paragraph" style:parent-style-name="Text_20_body" style:list-style-name="L4">
      <style:paragraph-properties fo:margin-top="0in" fo:margin-bottom="0in" loext:contextual-spacing="false" fo:orphans="2" fo:widows="2"/>
      <style:text-properties fo:font-variant="normal" fo:text-transform="none" fo:color="#1e2124" style:font-name="Alliance No.1" fo:font-style="normal" fo:font-weight="normal" officeooo:rsid="000b75ef" officeooo:paragraph-rsid="000b75ef"/>
    </style:style>
    <style:style style:name="P97" style:family="paragraph" style:parent-style-name="Text_20_body">
      <style:paragraph-properties fo:margin-top="0in" fo:margin-bottom="0in" loext:contextual-spacing="false" fo:orphans="2" fo:widows="2"/>
      <style:text-properties fo:font-variant="normal" fo:text-transform="none" fo:color="#1e2124" style:font-name="Alliance No.1" fo:font-size="10.3999996185303pt" fo:letter-spacing="normal" fo:font-style="normal" fo:font-weight="normal" officeooo:rsid="000b75ef" officeooo:paragraph-rsid="000b75ef" style:font-size-asian="11pt" style:font-size-complex="11pt"/>
    </style:style>
    <style:style style:name="P98" style:family="paragraph" style:parent-style-name="Text_20_body">
      <style:paragraph-properties fo:margin-top="0in" fo:margin-bottom="0in" loext:contextual-spacing="false" fo:orphans="2" fo:widows="2"/>
      <style:text-properties fo:font-variant="normal" fo:text-transform="none" fo:color="#1e2124" style:font-name="Alliance No.1" fo:font-size="10.3999996185303pt" fo:letter-spacing="normal" fo:font-style="normal" fo:font-weight="normal" officeooo:rsid="000b75ef" officeooo:paragraph-rsid="000e1864" style:font-size-asian="11pt" style:font-size-complex="11pt"/>
    </style:style>
    <style:style style:name="P99" style:family="paragraph" style:parent-style-name="Text_20_body" style:list-style-name="L6">
      <style:paragraph-properties fo:margin-top="0in" fo:margin-bottom="0in" loext:contextual-spacing="false" fo:orphans="2" fo:widows="2"/>
      <style:text-properties fo:font-variant="normal" fo:text-transform="none" fo:color="#1e2124" style:font-name="Alliance No.1" fo:font-size="10.3999996185303pt" fo:letter-spacing="normal" fo:font-style="normal" fo:font-weight="normal" officeooo:rsid="000e1864" officeooo:paragraph-rsid="000e1864" style:font-size-asian="11pt" style:font-size-complex="11pt"/>
    </style:style>
    <style:style style:name="P100" style:family="paragraph" style:parent-style-name="Text_20_body" style:list-style-name="L7">
      <style:paragraph-properties fo:margin-top="0in" fo:margin-bottom="0in" loext:contextual-spacing="false" fo:orphans="2" fo:widows="2"/>
      <style:text-properties fo:font-variant="normal" fo:text-transform="none" fo:color="#1e2124" style:font-name="Alliance No.1" fo:font-size="10.3999996185303pt" fo:letter-spacing="normal" fo:font-style="normal" fo:font-weight="normal" officeooo:rsid="000e1864" officeooo:paragraph-rsid="000e1864" style:font-size-asian="11pt" style:font-size-complex="11pt"/>
    </style:style>
    <style:style style:name="P101" style:family="paragraph" style:parent-style-name="Text_20_body">
      <style:paragraph-properties fo:margin-top="0in" fo:margin-bottom="0in" loext:contextual-spacing="false" fo:orphans="2" fo:widows="2"/>
      <style:text-properties fo:font-variant="normal" fo:text-transform="none" fo:color="#1e2124" style:font-name="Alliance No.1" fo:font-size="10.3999996185303pt" fo:letter-spacing="normal" fo:font-style="normal" fo:font-weight="normal" officeooo:rsid="000e1864" officeooo:paragraph-rsid="000e1864" style:font-size-asian="11pt" style:font-size-complex="11pt"/>
    </style:style>
    <style:style style:name="P102" style:family="paragraph" style:parent-style-name="Text_20_body">
      <style:paragraph-properties fo:margin-top="0in" fo:margin-bottom="0in" loext:contextual-spacing="false" fo:orphans="2" fo:widows="2"/>
      <style:text-properties fo:font-variant="normal" fo:text-transform="none" fo:color="#1e2124" style:font-name="Alliance No.1" fo:font-size="10.3999996185303pt" fo:letter-spacing="normal" fo:font-style="normal" fo:font-weight="normal" officeooo:rsid="000ec59c" officeooo:paragraph-rsid="000ec59c" style:font-size-asian="11pt" style:font-size-complex="11pt"/>
    </style:style>
    <style:style style:name="P103" style:family="paragraph" style:parent-style-name="Text_20_body">
      <style:paragraph-properties fo:margin-top="0in" fo:margin-bottom="0in" loext:contextual-spacing="false" fo:orphans="2" fo:widows="2"/>
      <style:text-properties fo:font-variant="normal" fo:text-transform="none" fo:color="#1e2124" style:font-name="Alliance No.1" fo:font-size="10.3999996185303pt" fo:letter-spacing="normal" fo:font-style="normal" fo:font-weight="normal" officeooo:rsid="000fcd2e" officeooo:paragraph-rsid="000fcd2e" style:font-size-asian="11pt" style:font-size-complex="11pt"/>
    </style:style>
    <style:style style:name="P104" style:family="paragraph" style:parent-style-name="Text_20_body">
      <style:paragraph-properties fo:margin-top="0in" fo:margin-bottom="0in" loext:contextual-spacing="false" fo:orphans="2" fo:widows="2"/>
      <style:text-properties fo:font-variant="normal" fo:text-transform="none" fo:color="#1e2124" style:font-name="var headline-300-family" fo:font-size="10.3999996185303pt" fo:letter-spacing="normal" fo:font-style="normal" fo:font-weight="normal" officeooo:rsid="000b75ef" officeooo:paragraph-rsid="000b75ef" style:font-size-asian="11pt" style:font-size-complex="11pt"/>
    </style:style>
    <style:style style:name="P105" style:family="paragraph" style:parent-style-name="Text_20_body" style:list-style-name="L5">
      <style:paragraph-properties fo:margin-top="0in" fo:margin-bottom="0in" loext:contextual-spacing="false" fo:orphans="2" fo:widows="2"/>
      <style:text-properties officeooo:paragraph-rsid="000e1864"/>
    </style:style>
    <style:style style:name="P106" style:family="paragraph" style:parent-style-name="Text_20_body">
      <style:paragraph-properties fo:margin-top="0in" fo:margin-bottom="0in" loext:contextual-spacing="false" fo:orphans="2" fo:widows="2"/>
      <style:text-properties officeooo:paragraph-rsid="000fcd2e"/>
    </style:style>
    <style:style style:name="T1" style:family="text">
      <style:text-properties officeooo:rsid="000a3ed6"/>
    </style:style>
    <style:style style:name="T2" style:family="text">
      <style:text-properties officeooo:rsid="000b39a0"/>
    </style:style>
    <style:style style:name="T3" style:family="text">
      <style:text-properties style:font-name="var headline-300-family"/>
    </style:style>
    <style:style style:name="T4" style:family="text">
      <style:text-properties style:font-name="var headline-300-family" fo:font-size="11pt" style:font-size-asian="11pt" style:font-size-complex="11pt"/>
    </style:style>
    <style:style style:name="T5" style:family="text">
      <style:text-properties style:font-name="var headline-300-family" fo:font-size="11pt" officeooo:rsid="000b39a0" style:font-size-asian="11pt" style:font-size-complex="11pt"/>
    </style:style>
    <style:style style:name="T6" style:family="text">
      <style:text-properties style:font-name="var headline-300-family" officeooo:rsid="000b75ef"/>
    </style:style>
    <style:style style:name="T7" style:family="text">
      <style:text-properties style:font-name="var headline-300-family" officeooo:rsid="000cf639"/>
    </style:style>
    <style:style style:name="T8" style:family="text">
      <style:text-properties style:font-name="var headline-300-family" officeooo:rsid="000e1864"/>
    </style:style>
    <style:style style:name="T9" style:family="text">
      <style:text-properties style:font-name="var headline-300-family" fo:font-size="10.3999996185303pt" officeooo:rsid="000e1864"/>
    </style:style>
    <style:style style:name="T10" style:family="text">
      <style:text-properties style:font-name="var headline-300-family" fo:font-size="10.3999996185303pt" officeooo:rsid="000fcd2e"/>
    </style:style>
    <style:style style:name="T11" style:family="text">
      <style:text-properties style:font-name="var headline-300-family" officeooo:rsid="000fcd2e"/>
    </style:style>
    <style:style style:name="T12" style:family="text">
      <style:text-properties fo:font-size="11pt" fo:letter-spacing="normal" officeooo:rsid="000b39a0" style:font-size-asian="11pt" style:font-size-complex="11pt"/>
    </style:style>
    <style:style style:name="T13" style:family="text">
      <style:text-properties officeooo:rsid="000b75ef"/>
    </style:style>
    <style:style style:name="T14" style:family="text">
      <style:text-properties fo:font-variant="normal" fo:text-transform="none" fo:color="#1e2124" style:font-name="var headline-300-family" fo:font-size="11pt" fo:font-style="normal" fo:font-weight="normal" officeooo:rsid="000e1864" style:font-size-asian="11pt" style:font-size-complex="11pt"/>
    </style:style>
    <style:style style:name="T15" style:family="text">
      <style:text-properties fo:font-variant="normal" fo:text-transform="none" fo:color="#1e2124" style:font-name="var headline-300-family" fo:font-size="11pt" fo:letter-spacing="normal" fo:font-style="normal" fo:font-weight="normal" officeooo:rsid="000fcd2e" style:font-size-asian="11pt" style:font-size-complex="11pt"/>
    </style:style>
    <style:style style:name="T16" style:family="text">
      <style:text-properties fo:font-variant="normal" fo:text-transform="none" fo:color="#1e2124" style:font-name="var headline-300-family" fo:font-size="10.3999996185303pt" fo:letter-spacing="normal" fo:font-style="normal" fo:font-weight="normal" officeooo:rsid="000e1864" style:font-size-asian="11pt" style:font-size-complex="11pt"/>
    </style:style>
    <style:style style:name="T17" style:family="text">
      <style:text-properties fo:font-variant="normal" fo:text-transform="none" fo:color="#1e2124" style:font-name="var headline-300-family" fo:font-size="10.3999996185303pt" fo:letter-spacing="normal" fo:font-style="normal" fo:font-weight="normal" officeooo:rsid="000b75ef" style:font-size-asian="11pt" style:font-size-complex="11pt"/>
    </style:style>
    <style:style style:name="T18" style:family="text">
      <style:text-properties fo:font-variant="normal" fo:text-transform="none" fo:color="#1e2124" style:font-name="var headline-300-family" fo:font-size="10.3999996185303pt" fo:letter-spacing="normal" fo:font-style="normal" fo:font-weight="normal" officeooo:rsid="000fcd2e" style:font-size-asian="11pt" style:font-size-complex="11pt"/>
    </style:style>
    <style:style style:name="T19" style:family="text">
      <style:text-properties fo:font-variant="normal" fo:text-transform="none" fo:color="#1e2124" style:font-name="var headline-300-family" fo:letter-spacing="normal" fo:font-style="normal" fo:font-weight="normal" style:font-name-asian="SimSun" style:font-weight-asian="bold" style:font-name-complex="Lucida Sans1" style:font-weight-complex="bold"/>
    </style:style>
    <style:style style:name="T20" style:family="text">
      <style:text-properties fo:font-variant="normal" fo:text-transform="none" fo:color="#1e2124" style:font-name="var headline-300-family" fo:letter-spacing="normal" fo:font-style="normal" fo:font-weight="normal" officeooo:rsid="000fcd2e" style:font-name-asian="SimSun" style:font-weight-asian="bold" style:font-name-complex="Lucida Sans1" style:font-weight-complex="bold"/>
    </style:style>
    <style:style style:name="T21" style:family="text">
      <style:text-properties fo:font-variant="normal" fo:text-transform="none" fo:color="#1e2124" style:font-name="var headline-300-family" fo:letter-spacing="normal" fo:font-style="normal" fo:font-weight="normal" officeooo:rsid="000e1864" style:font-name-asian="SimSun" style:font-weight-asian="bold" style:font-name-complex="Lucida Sans1" style:font-weight-complex="bold"/>
    </style:style>
    <style:style style:name="T22" style:family="text">
      <style:text-properties fo:font-variant="normal" fo:text-transform="none" fo:color="#1e2124" style:font-name="Alliance No.1" fo:letter-spacing="normal" fo:font-style="normal" fo:font-weight="normal" style:font-name-asian="SimSun" style:font-weight-asian="bold" style:font-name-complex="Lucida Sans1" style:font-weight-complex="bold"/>
    </style:style>
    <style:style style:name="T23" style:family="text">
      <style:text-properties fo:font-variant="normal" fo:text-transform="none" fo:color="#1e2124" style:font-name="Alliance No.1" fo:letter-spacing="normal" fo:font-style="normal" fo:font-weight="normal" officeooo:rsid="000a3ed6" style:font-name-asian="SimSun" style:font-weight-asian="bold" style:font-name-complex="Lucida Sans1" style:font-weight-complex="bold"/>
    </style:style>
    <style:style style:name="T24" style:family="text">
      <style:text-properties fo:font-variant="normal" fo:text-transform="none" fo:color="#1e2124" style:font-name="Alliance No.1" fo:letter-spacing="normal" fo:font-style="normal" fo:font-weight="normal" officeooo:rsid="000a3ed6" style:font-name-asian="SimSun" style:font-weight-asian="bold" style:font-name-complex="Lucida Sans1" style:font-weight-complex="bold"/>
    </style:style>
    <style:style style:name="T25" style:family="text">
      <style:text-properties fo:font-variant="normal" fo:text-transform="none" fo:color="#1e2124" style:font-name="Alliance No.1" fo:letter-spacing="normal" fo:font-style="normal" fo:font-weight="normal" style:font-name-asian="SimSun" style:font-weight-asian="bold" style:font-name-complex="Lucida Sans1" style:font-weight-complex="bold"/>
    </style:style>
    <style:style style:name="T26" style:family="text">
      <style:text-properties fo:font-variant="normal" fo:text-transform="none" fo:color="#1e2124" style:font-name="Alliance No.1" fo:letter-spacing="normal" fo:font-style="normal" fo:font-weight="normal" officeooo:rsid="0011590d" style:font-name-asian="SimSun" style:font-weight-asian="bold" style:font-name-complex="Lucida Sans1" style:font-weight-complex="bold"/>
    </style:style>
    <style:style style:name="T27" style:family="text">
      <style:text-properties fo:font-variant="normal" fo:text-transform="none" fo:color="#1e2124" style:font-name="Alliance No.1" fo:letter-spacing="normal" fo:font-style="normal" fo:font-weight="normal" officeooo:rsid="00128394" style:font-name-asian="SimSun" style:font-weight-asian="bold" style:font-name-complex="Lucida Sans1" style:font-weight-complex="bold"/>
    </style:style>
    <style:style style:name="T28" style:family="text">
      <style:text-properties fo:font-variant="normal" fo:text-transform="none" fo:color="#1e2124" style:font-name="01" fo:letter-spacing="normal" fo:font-style="normal" fo:font-weight="normal" officeooo:rsid="0016c2a7" style:font-name-asian="SimSun" style:font-weight-asian="bold" style:font-name-complex="Lucida Sans1" style:font-weight-complex="bold"/>
    </style:style>
    <style:style style:name="T29" style:family="text">
      <style:text-properties fo:font-variant="normal" fo:text-transform="none" fo:color="#1e2124" style:font-name="0" fo:letter-spacing="normal" fo:font-style="normal" fo:font-weight="normal" style:font-name-asian="SimSun" style:font-weight-asian="bold" style:font-name-complex="Lucida Sans1" style:font-weight-complex="bold"/>
    </style:style>
    <style:style style:name="T30" style:family="text">
      <style:text-properties fo:font-variant="normal" fo:text-transform="none" fo:color="#1e2124" style:font-name="0" fo:letter-spacing="normal" fo:font-style="normal" fo:font-weight="normal" officeooo:rsid="0011590d" style:font-name-asian="SimSun" style:font-weight-asian="bold" style:font-name-complex="Lucida Sans1" style:font-weight-complex="bold"/>
    </style:style>
    <style:style style:name="T31" style:family="text">
      <style:text-properties fo:font-variant="normal" fo:text-transform="none" fo:color="#1e2124" style:font-name="0" fo:letter-spacing="normal" fo:font-style="normal" fo:font-weight="normal" officeooo:rsid="000a3ed6" style:font-name-asian="SimSun" style:font-weight-asian="bold" style:font-name-complex="Lucida Sans1" style:font-weight-complex="bold"/>
    </style:style>
    <style:style style:name="T32" style:family="text">
      <style:text-properties fo:font-variant="normal" fo:text-transform="none" fo:color="#1e2124" style:font-name="0" fo:letter-spacing="normal" fo:font-style="normal" fo:font-weight="normal" officeooo:rsid="00137fd6" style:font-name-asian="SimSun" style:font-weight-asian="bold" style:font-name-complex="Lucida Sans1" style:font-weight-complex="bold"/>
    </style:style>
    <style:style style:name="T33" style:family="text">
      <style:text-properties fo:font-variant="normal" fo:text-transform="none" fo:color="#1e2124" style:font-name="0" fo:letter-spacing="normal" fo:font-style="normal" fo:font-weight="normal" officeooo:rsid="0013c0b7" style:font-name-asian="SimSun" style:font-weight-asian="bold" style:font-name-complex="Lucida Sans1" style:font-weight-complex="bold"/>
    </style:style>
    <style:style style:name="T34" style:family="text">
      <style:text-properties fo:font-variant="normal" fo:text-transform="none" fo:color="#1e2124" style:font-name="0" fo:letter-spacing="normal" fo:font-style="normal" fo:font-weight="normal" officeooo:rsid="0014c7e9" style:font-name-asian="SimSun" style:font-weight-asian="bold" style:font-name-complex="Lucida Sans1" style:font-weight-complex="bold"/>
    </style:style>
    <style:style style:name="T35" style:family="text">
      <style:text-properties fo:font-variant="normal" fo:text-transform="none" fo:color="#1e2124" style:font-name="0" fo:font-size="11pt" fo:letter-spacing="normal" fo:font-style="normal" fo:font-weight="normal" officeooo:rsid="0013c0b7" style:font-name-asian="SimSun" style:font-size-asian="11pt" style:font-weight-asian="bold" style:font-name-complex="Lucida Sans1" style:font-size-complex="11pt" style:font-weight-complex="bold"/>
    </style:style>
    <style:style style:name="T36" style:family="text">
      <style:text-properties fo:font-variant="normal" fo:text-transform="none" fo:color="#191918" style:font-name="01" fo:letter-spacing="normal" fo:font-style="normal" fo:font-weight="normal"/>
    </style:style>
    <style:style style:name="T37" style:family="text">
      <style:text-properties fo:font-variant="normal" fo:text-transform="none" fo:color="#191918" style:font-name="01" fo:letter-spacing="normal" fo:font-style="normal" fo:font-weight="normal" officeooo:rsid="0013c0b7"/>
    </style:style>
    <style:style style:name="T38" style:family="text">
      <style:text-properties fo:font-variant="normal" fo:text-transform="none" fo:color="#191918" style:font-name="01" fo:letter-spacing="normal" fo:font-style="normal" fo:font-weight="normal" officeooo:rsid="0014c7e9"/>
    </style:style>
    <style:style style:name="T39" style:family="text">
      <style:text-properties fo:font-variant="normal" fo:text-transform="none" fo:color="#191918" style:font-name="01" fo:letter-spacing="normal" fo:font-style="normal" fo:font-weight="normal" officeooo:rsid="0016409d"/>
    </style:style>
    <style:style style:name="T40" style:family="text">
      <style:text-properties fo:font-variant="normal" fo:text-transform="none" fo:color="#191918" style:font-name="01" fo:letter-spacing="normal" fo:font-style="normal" fo:font-weight="normal" officeooo:rsid="001684ca"/>
    </style:style>
    <style:style style:name="T41" style:family="text">
      <style:text-properties officeooo:rsid="000cf639"/>
    </style:style>
    <style:style style:name="T42" style:family="text">
      <style:text-properties style:font-name="0" fo:font-size="8pt" style:font-size-asian="8pt"/>
    </style:style>
    <style:style style:name="T43" style:family="text">
      <style:text-properties style:font-name="01"/>
    </style:style>
    <style:style style:name="T44" style:family="text">
      <style:text-properties style:font-name="01" fo:font-size="8pt" style:font-size-asian="8pt"/>
    </style:style>
    <style:style style:name="T45" style:family="text">
      <style:text-properties style:font-name="01" officeooo:rsid="0011590d"/>
    </style:style>
    <style:style style:name="T46" style:family="text">
      <style:text-properties style:font-name="01" fo:font-weight="bold" style:font-weight-asian="bold" style:font-weight-complex="bold"/>
    </style:style>
    <style:style style:name="T47" style:family="text">
      <style:text-properties style:font-name="01" officeooo:rsid="000a3ed6"/>
    </style:style>
    <style:style style:name="T48" style:family="text">
      <style:text-properties style:font-name="01" officeooo:rsid="0016c2a7"/>
    </style:style>
    <style:style style:name="T49" style:family="text">
      <style:text-properties style:font-name="01" officeooo:rsid="001810d0"/>
    </style:style>
    <style:style style:name="T50" style:family="text">
      <style:text-properties officeooo:rsid="000fcd2e"/>
    </style:style>
    <style:style style:name="T51" style:family="text">
      <style:text-properties fo:color="#333333" style:font-name="Helvetica Neue" fo:font-size="11pt" fo:letter-spacing="normal" style:font-size-asian="11pt" style:font-size-complex="11pt"/>
    </style:style>
    <style:style style:name="T52" style:family="text">
      <style:text-properties fo:font-weight="bold"/>
    </style:style>
    <style:style style:name="T53" style:family="text">
      <style:text-properties style:font-weight-asian="normal" style:font-weight-complex="normal"/>
    </style:style>
    <style:style style:name="T54" style:family="text">
      <style:text-properties officeooo:rsid="00110990"/>
    </style:style>
    <style:style style:name="T55" style:family="text">
      <style:text-properties fo:color="#1e2124" style:font-name="Alliance No.1" style:font-name-asian="SimSun" style:font-weight-asian="bold" style:font-name-complex="Lucida Sans1" style:font-weight-complex="bold"/>
    </style:style>
    <style:style style:name="T56" style:family="text">
      <style:text-properties fo:color="#1e2124" style:font-name="Alliance No.1" officeooo:rsid="000a3ed6" style:font-name-asian="SimSun" style:font-weight-asian="bold" style:font-name-complex="Lucida Sans1" style:font-weight-complex="bold"/>
    </style:style>
    <style:style style:name="T57" style:family="text">
      <style:text-properties fo:color="#1e2124" style:font-name="Alliance No.1" officeooo:rsid="00137fd6" style:font-name-asian="SimSun" style:font-weight-asian="bold" style:font-name-complex="Lucida Sans1" style:font-weight-complex="bold"/>
    </style:style>
    <style:style style:name="T58" style:family="text">
      <style:text-properties fo:color="#1e2124" style:font-name="Alliance No.1" officeooo:rsid="0013c0b7" style:font-name-asian="SimSun" style:font-weight-asian="bold" style:font-name-complex="Lucida Sans1" style:font-weight-complex="bold"/>
    </style:style>
    <style:style style:name="T59" style:family="text">
      <style:text-properties fo:color="#1e2124" style:font-name="Alliance No.1" officeooo:rsid="0014c7e9" style:font-name-asian="SimSun" style:font-weight-asian="bold" style:font-name-complex="Lucida Sans1" style:font-weight-complex="bold"/>
    </style:style>
    <style:style style:name="T60" style:family="text">
      <style:text-properties fo:color="#1e2124" style:font-name="Alliance No.1" officeooo:rsid="0016409d" style:font-name-asian="SimSun" style:font-weight-asian="bold" style:font-name-complex="Lucida Sans1" style:font-weight-complex="bold"/>
    </style:style>
    <style:style style:name="T61" style:family="text">
      <style:text-properties fo:color="#1e2124" style:font-name="Alliance No.1" officeooo:rsid="001684ca" style:font-name-asian="SimSun" style:font-weight-asian="bold" style:font-name-complex="Lucida Sans1" style:font-weight-complex="bold"/>
    </style:style>
    <style:style style:name="T62" style:family="text">
      <style:text-properties fo:color="#1e2124" style:font-name="Alliance No.1" officeooo:rsid="00196a86" style:font-name-asian="SimSun" style:font-weight-asian="bold" style:font-name-complex="Lucida Sans1" style:font-weight-complex="bold"/>
    </style:style>
    <style:style style:name="T63" style:family="text">
      <style:text-properties fo:color="#1e2124" style:font-name="Alliance No.1" officeooo:rsid="000a3ed6"/>
    </style:style>
    <style:style style:name="T64" style:family="text">
      <style:text-properties fo:color="#1e2124" style:font-name="Alliance No.1" officeooo:rsid="00196a86"/>
    </style:style>
    <style:style style:name="T65" style:family="text">
      <style:text-properties fo:color="#1e2124" style:font-name="0" fo:font-size="8pt" officeooo:rsid="000a3ed6" style:font-name-asian="SimSun" style:font-size-asian="8pt" style:font-weight-asian="bold" style:font-name-complex="Lucida Sans1" style:font-weight-complex="bold"/>
    </style:style>
    <style:style style:name="T66" style:family="text">
      <style:text-properties fo:color="#1e2124" style:font-name="0" style:font-name-asian="SimSun" style:font-weight-asian="bold" style:font-name-complex="Lucida Sans1" style:font-weight-complex="bold"/>
    </style:style>
    <style:style style:name="T67" style:family="text">
      <style:text-properties fo:color="#1e2124" style:font-name="0" officeooo:rsid="000a3ed6" style:font-name-asian="SimSun" style:font-weight-asian="bold" style:font-name-complex="Lucida Sans1" style:font-weight-complex="bold"/>
    </style:style>
    <style:style style:name="T68" style:family="text">
      <style:text-properties fo:color="#17435c" style:text-underline-style="solid" style:text-underline-width="auto" style:text-underline-color="font-color" style:font-name-asian="SimSun" style:font-weight-asian="bold" style:font-name-complex="Lucida Sans1" style:font-weight-complex="bold"/>
    </style:style>
    <style:style style:name="T69" style:family="text">
      <style:text-properties style:font-name-asian="SimSun" style:font-weight-asian="bold" style:font-name-complex="Lucida Sans1" style:font-weight-complex="bold"/>
    </style:style>
    <style:style style:name="T70" style:family="text">
      <style:text-properties style:font-name="Alliance No.1" style:font-name-asian="SimSun" style:font-weight-asian="bold" style:font-name-complex="Lucida Sans1" style:font-weight-complex="bold"/>
    </style:style>
    <style:style style:name="T71" style:family="text">
      <style:text-properties fo:color="#000000" style:font-name="0" style:font-name-asian="SimSun" style:font-weight-asian="bold" style:font-name-complex="Lucida Sans1" style:font-weight-complex="bold"/>
    </style:style>
    <style:style style:name="T72" style:family="text">
      <style:text-properties fo:color="#000000" style:font-name="01"/>
    </style:style>
    <style:style style:name="T73" style:family="text">
      <style:text-properties fo:font-size="8pt" style:font-size-asian="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3346in" fo:text-indent="-0.25in" fo:margin-left="0.3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46in" fo:text-indent="-0.25in" fo:margin-left="0.5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346in" fo:text-indent="-0.25in" fo:margin-left="0.8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46in" fo:text-indent="-0.25in" fo:margin-left="1.0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346in" fo:text-indent="-0.25in" fo:margin-left="1.3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846in" fo:text-indent="-0.25in" fo:margin-left="1.5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346in" fo:text-indent="-0.25in" fo:margin-left="1.8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846in" fo:text-indent="-0.25in" fo:margin-left="2.0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346in" fo:text-indent="-0.25in" fo:margin-left="2.3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846in" fo:text-indent="-0.25in" fo:margin-left="2.584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Quotes:</text:p>
      <text:p text:style-name="P8"/>
      <text:list xml:id="list3501343047" text:style-name="L10">
        <text:list-item>
          <text:p text:style-name="P27">The platforms – what they do </text:p>
        </text:list-item>
      </text:list>
      <text:p text:style-name="P31">Gotham and Foundry enable institutions to transform massive amounts of information into an integrated data asset that reflects their operations. For over a decade, Gotham has surfaced</text:p>
      <text:p text:style-name="P30">insights for global defense agencies, the intelligence community, disaster relief organizations and beyond. And Foundry is becoming a central operating system not only for individual institutions but also for entire industries. Apollo is a cloud-agnostic, single control layer that coordinates ongoing delivery of new features, security updates, and platform configurations, helping to ensure the continuous operation of critical systems and allowing our customers to run their software in virtually any environment… <text:span text:style-name="T50">(pp 5)</text:span></text:p>
      <text:p text:style-name="P31"/>
      <text:p text:style-name="P46">Platforms work together </text:p>
      <text:p text:style-name="P31">We have built three principal software platforms: Gotham, Foundry, and Apollo. Our software platforms provide the critical infrastructure needed to integrate our customers’ data and operations and run their software in virtually any environment. (pp 6)</text:p>
      <text:p text:style-name="P37">...</text:p>
      <text:p text:style-name="P37">The vertically integrated nature of Gotham and Foundry allows users of varying technical abilities to collaborate effectively in our platforms. Data engineers can integrate new data sources, analysts can clean and transform data, data scientists can write models, business users can conduct daily workflows, and senior leaders can make critical decisions. The two platforms can either be used separately or bundled together as a single ecosystem.</text:p>
      <text:p text:style-name="P36">Data, analyses, decisions, and the metadata around each are secured with fine-grained access controls that propagate from source data to shared analyses. Each platform is comprised of user-facing applications that are targeted to the specific industries and sectors in which they are used.</text:p>
      <text:p text:style-name="P38">Despite their differences, Gotham and Foundry both serve as central operating systems for our customers. Where they vary in specific functionality, they align in approach. Both platforms, backed by Apollo, can be deployed in almost any environment <text:span text:style-name="T54">(</text:span><text:span text:style-name="T1">pp 6)</text:span></text:p>
      <text:p text:style-name="P38"/>
      <text:p text:style-name="P45">Gotham</text:p>
      <text:p text:style-name="P30">Gotham enables users to identify patterns hidden deep within datasets, ranging from signals intelligence sources to reports from confidential informants. It also</text:p>
      <text:p text:style-name="P30">facilitates the hand-off between analysts and operational users, helping operators plan and execute real-world responses to threats that have been identified within the</text:p>
      <text:p text:style-name="P30">platform. Gotham is now used broadly across government functions.</text:p>
      <text:p text:style-name="P32">We also offer Gotham to our commercial customers, including to those in the financial services industry in connection with fraud investigations. <text:span text:style-name="T54">(</text:span>pp 6)</text:p>
      <text:p text:style-name="P30"/>
      <text:p text:style-name="P44">Foundry</text:p>
      <text:p text:style-name="P30">Foundry transforms the ways organizations operate by creating a central operating system for their data. Individual users can integrate and analyze the data they need in</text:p>
      <text:p text:style-name="P30">one place. The speed with which users can experiment and test new ideas is what makes the software stick. Data projects often fail because the steps and methods used to build data pipelines are difficult to understand and recreate. We built Foundry’s backend to solve the root</text:p>
      <text:p text:style-name="P30">of this problem. The platform’s graphical interface does the rest, allowing users to track and trace their pipelines so they know what the rows and columns in their tables</text:p>
      <text:p text:style-name="P32">represent and why they are there. All of our commercial customers now use it, as do several of our government customers. <text:span text:style-name="T54">(</text:span>pp 6)</text:p>
      <text:p text:style-name="P30"/>
      <text:p text:style-name="P44">Apollo</text:p>
      <text:p text:style-name="P30">We have always prioritized meeting our customers wherever they need us most. We originally built Apollo to enable the continuous delivery of our software wherever</text:p>
      <text:p text:style-name="P30">our customers are: in the cloud, on-premises, or even more rugged environments. Today, Apollo enables the rapid, secure delivery of our software and updates across our business.</text:p>
      <text:p text:style-name="P30"><text:soft-page-break/>In 2021, we began offering Apollo as a commercial solution to allow our customers to securely deploy their own software in virtually any environment. Apollo provides</text:p>
      <text:p text:style-name="P32">a single control layer to coordinate ongoing delivery of new features, security updates, and platform configurations.<text:span text:style-name="T54">(</text:span><text:span text:style-name="T9">(</text:span><text:span text:style-name="T10">Palantir Technologies. 2023. 10-K.</text:span><text:span text:style-name="T11"> </text:span>p 6)</text:p>
      <text:p text:style-name="P38"/>
      <text:p text:style-name="P80"/>
      <text:list xml:id="list820355665" text:style-name="L11">
        <text:list-item>
          <text:p text:style-name="P33">Customers</text:p>
        </text:list-item>
      </text:list>
      <text:p text:style-name="P32">- We work with many of the world’s leading government and commercial institutions. As of December 31, 2022, we had 367 customers. (pp 6)</text:p>
      <text:p text:style-name="P32">- Our softwar<text:span text:style-name="T53">e</text:span> is currently used across more than 60 industries around the world. Of the $1.9 billion in revenue that we generated in 2022, 56% came from customers in the government segment, and 44% came from customers in the commercial segment.</text:p>
      <text:p text:style-name="P17"><text:span text:style-name="T23">Our business continues to have a global presence. In 2022, we earned 61% of our revenue from customers in the United States, and 39% from those abroad. (Palantir Technologies. </text:span><text:span text:style-name="T26">Form 10-K.</text:span><text:span text:style-name="T23"> 2023. 10-K. p 7) </text:span><text:span text:style-name="T23"><text:s/></text:span></text:p>
      <text:p text:style-name="P17"><text:span text:style-name="T23"/></text:p>
      <text:list xml:id="list1730613075" text:style-name="L12">
        <text:list-item>
          <text:p text:style-name="P18"><text:span text:style-name="T23">O</text:span><text:span text:style-name="T22">pportunity for customers </text:span></text:p>
        </text:list-item>
      </text:list>
      <text:p text:style-name="P19"><text:span text:style-name="T29">We believe that every institution faces challenges that our platforms and products </text:span><text:span text:style-name="T43">were designed to address. </text:span><text:span text:style-name="T21">(</text:span><text:span text:style-name="T20">Palantir Technologies. 2023. </text:span><text:span text:style-name="T19">Form </text:span><text:span text:style-name="T20">10-K. </text:span><text:span text:style-name="T23">P </text:span><text:span text:style-name="T22">7</text:span><text:span text:style-name="T23">)</text:span></text:p>
      <text:p text:style-name="P19"><text:span text:style-name="T23"/></text:p>
      <text:list xml:id="list2113019259" text:style-name="L13">
        <text:list-item>
          <text:p text:style-name="P20"><text:span text:style-name="T23">H</text:span><text:span text:style-name="T22">igh barrier of entry</text:span></text:p>
        </text:list-item>
      </text:list>
      <text:p text:style-name="P11"><text:span text:style-name="T30">Our customer acquisition strategy targets large-scale, hard-to-execute opportunities at large government and commercial institutions. The high installation costs, high </text:span><text:span text:style-name="T43">failure risks, complexity of data environments, and the long sales cycles associated with these opportunities raise the barriers to entry for competition. The larger, more </text:span><text:span text:style-name="T45">complex, and more technologically demanding the problem, the more likely we are to succeed. </text:span><text:span text:style-name="T23">(Palantir Technologies. 2023. </text:span><text:span text:style-name="T26">Form </text:span><text:span text:style-name="T23">10-K. p 7) </text:span><text:span text:style-name="T23"><text:s/></text:span></text:p>
      <text:p text:style-name="P19"><text:span text:style-name="T23">+ </text:span></text:p>
      <text:p text:style-name="P11"><text:span text:style-name="T31">These failures have made both software buyers and vendors highly risk-averse. Institutions often doubt that any vendor can implement a working solution and are </text:span><text:span text:style-name="T43">unwilling to invest. On the other hand, </text:span><text:span text:style-name="T46">smaller technology companies are often unable to compete for complex, large-scale opportunities because installation costs and the risks of failure are too high, and the sales cycles too long.</text:span></text:p>
      <text:p text:style-name="P19"><text:span text:style-name="T43">These are precisely the opportunities we target. Rather than reject projects with risky and resource intensive installation requirements, we actively seek them out.</text:span><text:span text:style-name="T23"> (Palantir Technologies. 2023. </text:span><text:span text:style-name="T22">Form </text:span><text:span text:style-name="T23">10-K. p </text:span><text:span text:style-name="T22">8</text:span><text:span text:style-name="T23">) <text:s/></text:span></text:p>
      <text:p text:style-name="P8"/>
      <text:list xml:id="list865088503" text:style-name="L14">
        <text:list-item>
          <text:p text:style-name="P21">Investments in other companies, but no new ones planned</text:p>
        </text:list-item>
      </text:list>
      <text:p text:style-name="P19"><text:span text:style-name="T43">We have also made a number of investments in companies whose businesses rely on the ability of their organizations to manage and analyze data effectively at scale,</text:span></text:p>
      <text:p text:style-name="P19"><text:span text:style-name="T43">though we do not currently anticipate entering into new investments to purchase, or commit to purchase, securities of special purpose acquisition companies. </text:span><text:span text:style-name="T23">(Palantir Technologies. 2023. </text:span><text:span text:style-name="T22">Form </text:span><text:span text:style-name="T23">10-K. p </text:span><text:span text:style-name="T22">8</text:span><text:span text:style-name="T23">) <text:s/></text:span></text:p>
      <text:p text:style-name="P19"><text:span text:style-name="T23"/></text:p>
      <text:list xml:id="list2494854633" text:style-name="L15">
        <text:list-item>
          <text:p text:style-name="P23"><text:span text:style-name="T23">P</text:span><text:span text:style-name="T22">rotect privacy – not mine data </text:span></text:p>
        </text:list-item>
      </text:list>
      <text:p text:style-name="P24"><text:span text:style-name="T29">Our platforms were built from the start to protect individual privacy and prevent the misuse of information. We are not in the business of collecting, mining, or selling </text:span><text:span text:style-name="T43">data. We build software platforms that enable our customers to integrate their own data — data that they already have.</text:span></text:p>
      <text:p text:style-name="P22"><text:span text:style-name="T23">(Palantir Technologies. 2023. </text:span><text:span text:style-name="T22">Form </text:span><text:span text:style-name="T23">10-K. P </text:span><text:span text:style-name="T27">9</text:span><text:span text:style-name="T23">)</text:span></text:p>
      <text:p text:style-name="P22"><text:span text:style-name="T23"/></text:p>
      <text:list xml:id="list642398599" text:style-name="L16">
        <text:list-item>
          <text:p text:style-name="P25"><text:span text:style-name="T23">W</text:span><text:span text:style-name="T22">on court case – Government must procure private vendors wherever possible</text:span></text:p>
        </text:list-item>
      </text:list>
      <text:p text:style-name="P51"><text:span text:style-name="T69">The U.S. Court of Appeals for the Federal Circuit </text:span><text:a xlink:type="simple" xlink:href="http://www.cafc.uscourts.gov/sites/default/files/Palantir_17-1465.Opinion.9-13-18.pdf" office:target-frame-name="_blank" xlink:show="new" text:style-name="Internet_20_link" text:visited-style-name="Visited_20_Internet_20_Link"><text:span text:style-name="T68">found</text:span></text:a><text:span text:style-name="T70"> </text:span><text:span text:style-name="T69">the Army acted “arbitrarily and capriciously” when it decided to develop a new increment of its main battlefield intelligence system from scratch under a single-award development contract.</text:span><text:span text:style-name="T55">..</text:span></text:p>
      <text:p text:style-name="P51"><text:span text:style-name="T55">The decision is significant, because it represents the first time an appellate court has ruled on a case in which a vendor has attempted to force the government to abide by congressional dictates that commercial items be used “to the maximum extent practicable.”</text:span></text:p>
      <text:p text:style-name="P52"><text:soft-page-break/><text:span text:style-name="T55">(Serbu, 2018)</text:span></text:p>
      <text:p text:style-name="P52"><text:span text:style-name="T55"/></text:p>
      <text:list xml:id="list2240202901" text:style-name="L17">
        <text:list-item>
          <text:p text:style-name="P53"><text:span text:style-name="T55">Competition</text:span></text:p>
        </text:list-item>
      </text:list>
      <text:p text:style-name="P12"><text:span text:style-name="T32">We are fundamentally competing with the internal software development efforts of our potential customers. </text:span><text:span text:style-name="T43">Organizations frequently attempt to build their own data platforms before turning to buy ours. In trying to build something on their own, they generally rely on a patchwork of custom solutions, outside consultants, IT services companies, packaged enterprise and open source software, and significant internal IT resources.</text:span></text:p>
      <text:p text:style-name="P10"><text:span text:style-name="T43"/></text:p>
      <text:p text:style-name="P10"><text:span text:style-name="T43">In addition, our competitors include large enterprise software companies, government contractors, and system integrators. We also face competition from emerging companies as well as established companies that are only now beginning to enter this market.</text:span></text:p>
      <text:p text:style-name="P10"><text:span text:style-name="T43">The principal competitive factors in the markets in which we operate include:</text:span></text:p>
      <text:p text:style-name="P10"><text:span text:style-name="T43">• platform capabilities and product functionality;</text:span></text:p>
      <text:p text:style-name="P10"><text:span text:style-name="T43">• data security and privacy;</text:span></text:p>
      <text:p text:style-name="P10"><text:span text:style-name="T43">• ease and speed of adoption, use, and deployment;</text:span></text:p>
      <text:p text:style-name="P10"><text:span text:style-name="T43">• product innovation;</text:span></text:p>
      <text:p text:style-name="P10"><text:span text:style-name="T43">• pricing and cost structures;</text:span></text:p>
      <text:p text:style-name="P10"><text:span text:style-name="T43">• customer experience, including support; and</text:span></text:p>
      <text:p text:style-name="P10"><text:span text:style-name="T43">• brand awareness and reputation.</text:span></text:p>
      <text:p text:style-name="P10"><text:span text:style-name="T43">While we believe we generally compete favorably with our competitors, as well as with software developed by customers internally, based on these competitive factors,</text:span></text:p>
      <text:p text:style-name="P10"><text:span text:style-name="T43">some of our competitors have greater name recognition, longer operating histories, and larger customer bases; larger sales and marketing budgets and resources and the</text:span></text:p>
      <text:p text:style-name="P10"><text:span text:style-name="T43">capacity to leverage their sales efforts and marketing expenditures across a broader portfolio of products; broader, deeper, or otherwise more established relationships</text:span></text:p>
      <text:p text:style-name="P10"><text:span text:style-name="T43">with technology, channel, and distribution partners and customers; wider geographic presence or greater access to larger potential customer bases; greater focus in</text:span></text:p>
      <text:p text:style-name="P10"><text:span text:style-name="T43">specific geographies; lower labor and research and development costs; larger and more mature intellectual property portfolios; and substantially greater financial,</text:span></text:p>
      <text:p text:style-name="P54"><text:span text:style-name="T43">technical, and other resources to provide services, to make acquisitions, and to develop and introduce new products and capabilities.</text:span></text:p>
      <text:p text:style-name="P58"><text:span text:style-name="T56">(Palantir Technologies. 2023. </text:span><text:span text:style-name="T55">Form </text:span><text:span text:style-name="T56">10-K. P </text:span><text:span text:style-name="T57">11</text:span><text:span text:style-name="T56">)</text:span></text:p>
      <text:p text:style-name="P58"><text:span text:style-name="T56"/></text:p>
      <text:list xml:id="list3185324621" text:style-name="L23">
        <text:list-item>
          <text:p text:style-name="P66"><text:span text:style-name="T56">C</text:span><text:span text:style-name="T55">ompetition 2</text:span></text:p>
        </text:list-item>
      </text:list>
      <text:p text:style-name="P64"><text:span text:style-name="T66">Many of our existing competitors have, and some of our potential competitors could have, substantial competitive advantages such as:</text:span></text:p>
      <text:p text:style-name="P10"><text:span text:style-name="T43">• greater name recognition, longer operating histories, and larger customer bases;</text:span></text:p>
      <text:p text:style-name="P10"><text:span text:style-name="T43">• larger sales and marketing budgets and resources and the capacity to leverage their sales efforts and marketing expenditures across a broader portfolio of</text:span></text:p>
      <text:p text:style-name="P10"><text:span text:style-name="T43">products;</text:span></text:p>
      <text:p text:style-name="P10"><text:span text:style-name="T43">• broader, deeper, or otherwise more established relationships with technology, channel and distribution partners, and customers;</text:span></text:p>
      <text:p text:style-name="P10"><text:span text:style-name="T43">• wider geographic presence or greater access to larger potential customer bases;</text:span></text:p>
      <text:p text:style-name="P10"><text:span text:style-name="T43">• greater focus in specific geographies;</text:span></text:p>
      <text:p text:style-name="P10"><text:span text:style-name="T43">• lower labor and research and development costs;</text:span></text:p>
      <text:p text:style-name="P10"><text:span text:style-name="T43">• larger and more mature intellectual property portfolios; and</text:span></text:p>
      <text:p text:style-name="P10"><text:span text:style-name="T43">• substantially greater financial, technical, and other resources to provide services, to make acquisitions, and to develop and introduce new products and</text:span></text:p>
      <text:p text:style-name="P64"><text:span text:style-name="T43">capabilities.</text:span></text:p>
      <text:p text:style-name="P59"><text:span text:style-name="T56">(Palantir Technologies. 2023. </text:span><text:span text:style-name="T55">Form </text:span><text:span text:style-name="T56">10-K. P </text:span><text:span text:style-name="T58">24</text:span><text:span text:style-name="T56">)</text:span></text:p>
      <text:p text:style-name="P59"><text:span text:style-name="T56"/></text:p>
      <text:list xml:id="list2720974498" text:style-name="L24">
        <text:list-item>
          <text:p text:style-name="P67"><text:span text:style-name="T56">L</text:span><text:span text:style-name="T55">arge up-front investment for large clients </text:span></text:p>
        </text:list-item>
      </text:list>
      <text:p text:style-name="P68"><text:span text:style-name="T66">Large enterprises and government entities often undertake a significant evaluation process that results in a lengthy sales cycle, in some cases over twelve months,</text:span></text:p>
      <text:p text:style-name="P10"><text:soft-page-break/><text:span text:style-name="T43">requiring approvals of multiple management personnel and more technical personnel than would be typical of a smaller organization. Due to the length, size, scope, and stringent requirements of these evaluations, we typically provide short-term pilot deployments of our platforms at no or low cost initially. We sometimes spend </text:span><text:span text:style-name="T38">substantial time, effort, and money in our sales efforts without producing any sales. </text:span></text:p>
      <text:p text:style-name="P60"><text:span text:style-name="T56">(Palantir Technologies. 2023. </text:span><text:span text:style-name="T59">Form </text:span><text:span text:style-name="T56">10-K. P </text:span><text:span text:style-name="T58">2</text:span><text:span text:style-name="T59">7</text:span><text:span text:style-name="T56">)</text:span></text:p>
      <text:p text:style-name="P60"><text:span text:style-name="T56"/></text:p>
      <text:list xml:id="list1132858577" text:style-name="L25">
        <text:list-item>
          <text:p text:style-name="P69"><text:span text:style-name="T56">G</text:span><text:span text:style-name="T55">rowth strategy – wider customer base </text:span></text:p>
        </text:list-item>
      </text:list>
      <text:p text:style-name="P14"><text:span text:style-name="T34">In addition, part of our growth strategy involves supporting a broader set of potential customers. Sales to such customers involve risks that vary from those present with </text:span><text:span text:style-name="T43">sales to large or otherwise established organizations, due to their limited operating history, limited resources for adopting new technologies, and uncertain resources for </text:span><text:span text:style-name="T38">future operations, among other things. Accordingly, we will continue to refine our business strategy and pricing structures to attract and retain such customers,.</text:span></text:p>
      <text:p text:style-name="P60"><text:span text:style-name="T56">(Palantir Technologies. 2023. </text:span><text:span text:style-name="T59">Form </text:span><text:span text:style-name="T56">10-K. P </text:span><text:span text:style-name="T58">2</text:span><text:span text:style-name="T59">7</text:span><text:span text:style-name="T56">)</text:span></text:p>
      <text:p text:style-name="P60"><text:span text:style-name="T56"/></text:p>
      <text:list xml:id="list2583937537" text:style-name="L26">
        <text:list-item>
          <text:p text:style-name="P70"><text:span text:style-name="T56">D</text:span><text:span text:style-name="T55">ependance on equity issuance to fund expansion </text:span></text:p>
        </text:list-item>
      </text:list>
      <text:p text:style-name="P71"><text:span text:style-name="T71">Historically, we have funded our operations and capital expenditures primarily through equity issuances, proceeds from option exercises, and payments received from</text:span></text:p>
      <text:p text:style-name="P10"><text:span text:style-name="T72">our customers. Although we currently anticipate that our existing cash and cash equivalents will be sufficient to meet our cash needs for at least the next twelve months,</text:span></text:p>
      <text:p text:style-name="P10"><text:span text:style-name="T72">we may require additional financing, and we may not be able to obtain debt or equity financing on favorable terms, if at all. If we raise equity financing to fund</text:span></text:p>
      <text:p text:style-name="P10"><text:span text:style-name="T72">operations or on an opportunistic basis, our stockholders may experience significant dilution of their ownership interests. If adequate funds are not available on</text:span></text:p>
      <text:p text:style-name="P10"><text:span text:style-name="T72">acceptable terms, or at all, we may be unable to, among other things:</text:span></text:p>
      <text:p text:style-name="P10"><text:span text:style-name="T72">• develop new products, features, capabilities, and enhancements;</text:span></text:p>
      <text:p text:style-name="P10"><text:span text:style-name="T72">• continue to expand our product development, sales, and marketing organizations;</text:span></text:p>
      <text:p text:style-name="P10"><text:span text:style-name="T72">• recruit, hire, train, and retain employees;</text:span></text:p>
      <text:p text:style-name="P10"><text:span text:style-name="T72">• respond to competitive pressures or unanticipated working capital requirements; or</text:span></text:p>
      <text:p text:style-name="P10"><text:span text:style-name="T72">• pursue acquisition or other growth or investment opportunities.</text:span></text:p>
      <text:p text:style-name="P10"><text:span text:style-name="T72">Our inability to take any of these actions because adequate funds are not available on acceptable terms could have an adverse impact on our business, financial</text:span></text:p>
      <text:p text:style-name="P71"><text:span text:style-name="T72">condition, results of operations, and growth prospects.</text:span></text:p>
      <text:p text:style-name="P61"><text:span text:style-name="T56">(Palantir Technologies. 2023. </text:span><text:span text:style-name="T59">Form </text:span><text:span text:style-name="T56">10-K. </text:span><text:span text:style-name="T60">pp. 29-30</text:span><text:span text:style-name="T56">)</text:span></text:p>
      <text:p text:style-name="P61"><text:span text:style-name="T56"/></text:p>
      <text:list xml:id="list2750519048" text:style-name="L27">
        <text:list-item>
          <text:p text:style-name="P72"><text:span text:style-name="T56">C</text:span><text:span text:style-name="T55">yber security risk </text:span></text:p>
        </text:list-item>
      </text:list>
      <text:p text:style-name="P71"><text:span text:style-name="T66">Risks Related to Intellectual Property, Information Technology, Data Privacy, and Security</text:span></text:p>
      <text:p text:style-name="P10"><text:span text:style-name="T43">If any of the systems of any third parties upon which we rely, our customers’ cloud or on-premises environments, or our internal systems, are breached or if unauthorized access to customer or third-party data is otherwise obtained, public perception of our platforms and O&amp;M services may be harmed, and we may lose </text:span><text:span text:style-name="T39">business and incur losses or liabilities. </text:span></text:p>
      <text:p text:style-name="P61"><text:span text:style-name="T56">(Palantir Technologies. 2023. </text:span><text:span text:style-name="T59">Form </text:span><text:span text:style-name="T56">10-K. </text:span><text:span text:style-name="T60">P 32</text:span><text:span text:style-name="T56">)</text:span></text:p>
      <text:p text:style-name="P61"><text:span text:style-name="T56"/></text:p>
      <text:list xml:id="list3298966123" text:style-name="L28">
        <text:list-item>
          <text:p text:style-name="P73"><text:span text:style-name="T56">R</text:span><text:span text:style-name="T55">egulatory environment (</text:span><text:span text:style-name="T66">Risks Related to Legal, Regulatory, and Accounting)</text:span></text:p>
        </text:list-item>
      </text:list>
      <text:p text:style-name="P10"><text:span text:style-name="T43">Our business is subject to complex and evolving U.S. and non-U.S. laws and regulations regarding privacy, data protection and security, technology protection, and other matters. Many of these laws and regulations are subject to change and uncertain interpretation, and could result in claims, changes to our business practices, </text:span><text:span text:style-name="T40">monetary penalties, increased cost of operations, or otherwise harm our business.</text:span></text:p>
      <text:p text:style-name="P62"><text:span text:style-name="T56">(Palantir Technologies. 2023. </text:span><text:span text:style-name="T59">Form </text:span><text:span text:style-name="T56">10-K. </text:span><text:span text:style-name="T60">P 3</text:span><text:span text:style-name="T61">9</text:span><text:span text:style-name="T56">)</text:span></text:p>
      <text:p text:style-name="P74"><text:span text:style-name="T56">+</text:span></text:p>
      <text:p text:style-name="P74"><text:span text:style-name="T67">The overarching complexity of laws and regulations relating to privacy, data protection, and information security around the world pose a compliance challenge that</text:span></text:p>
      <text:p text:style-name="P10"><text:span text:style-name="T43">could manifest in costs, damages, or liability in other forms as a result of failure to implement proper programmatic controls, failure to adhere to those controls or to the</text:span></text:p>
      <text:p text:style-name="P10"><text:span text:style-name="T43">commitments we make, or the malicious or inadvertent breach of applicable legal, regulatory, or contractual privacy or data protection requirements by us, our </text:span><text:span text:style-name="T40">employees, our business partners, or our customers</text:span></text:p>
      <text:p text:style-name="P62"><text:soft-page-break/><text:span text:style-name="T56">(Palantir Technologies. 2023. </text:span><text:span text:style-name="T59">Form </text:span><text:span text:style-name="T56">10-K. </text:span><text:span text:style-name="T60">P </text:span><text:span text:style-name="T61">40</text:span><text:span text:style-name="T56">)</text:span></text:p>
      <text:p text:style-name="P58"><text:span text:style-name="T56"/></text:p>
      <text:list xml:id="list2613130219" text:style-name="L18">
        <text:list-item>
          <text:p text:style-name="P55"><text:span text:style-name="T56">I</text:span><text:span text:style-name="T55">ntellectual Property – less vulnerable</text:span></text:p>
        </text:list-item>
      </text:list>
      <text:p text:style-name="P54"><text:span text:style-name="T66">We seek to protect our proprietary inventions relevant to our business through patent protection in the United States and abroad; however, we are not dependent on any </text:span><text:span text:style-name="T43">particular patent or application for the operation of our business.</text:span></text:p>
      <text:p text:style-name="P58"><text:span text:style-name="T56">(Palantir Technologies. 2023. </text:span><text:span text:style-name="T55">Form </text:span><text:span text:style-name="T56">10-K. P </text:span><text:span text:style-name="T57">11</text:span><text:span text:style-name="T56">)</text:span></text:p>
      <text:p text:style-name="P58"><text:span text:style-name="T56"/></text:p>
      <text:list xml:id="list2340048540" text:style-name="L19">
        <text:list-item>
          <text:p text:style-name="P56"><text:span text:style-name="T56">E</text:span><text:span text:style-name="T55">mployees – only union in France, a risk elsewhere</text:span></text:p>
        </text:list-item>
      </text:list>
      <text:p text:style-name="P54"><text:span text:style-name="T66">Other than our employees in France, who are represented by a works council, none of our employees is represented by a labor union. We have not experienced any work </text:span><text:span text:style-name="T43">stoppages due to employee disputes, and we believe that our employee relations are strong.</text:span></text:p>
      <text:p text:style-name="P58"><text:span text:style-name="T56">(Palantir Technologies. 2023. </text:span><text:span text:style-name="T55">Form </text:span><text:span text:style-name="T56">10-K. P </text:span><text:span text:style-name="T57">12</text:span><text:span text:style-name="T56">)</text:span></text:p>
      <text:p text:style-name="P58"><text:span text:style-name="T56"/></text:p>
      <text:list xml:id="list1471298817" text:style-name="L20">
        <text:list-item>
          <text:p text:style-name="P57"><text:span text:style-name="T56">D</text:span><text:span text:style-name="T55">iversity, Equity and Inclusion</text:span></text:p>
        </text:list-item>
      </text:list>
      <text:p text:style-name="P54"><text:span text:style-name="T66">One avenue for employees to contribute their voices is through Affinity Groups: employee led</text:span></text:p>
      <text:p text:style-name="P10"><text:span text:style-name="T43">resource groups that celebrate unique perspectives and backgrounds and help guide our Diversity, Equity &amp; Inclusion (“DEI”) business initiatives. We also conduct regular company-wide surveys to assess the sentiment toward our values and culture, and our employees’ well-being and overall health. These surveys allow Palantir to get actionable feedback and drive awareness, discussion, and change.</text:span></text:p>
      <text:p text:style-name="P10"><text:span text:style-name="T43">...</text:span></text:p>
      <text:p text:style-name="P10"><text:span text:style-name="T43">To achieve our best outcomes, Palantir needs people who bring a wide range of backgrounds, perspectives, and lived experiences. Our DEI team takes the lead in working to increase awareness and accountability and promote active allyship throughout Palantir. We acknowledge that each member of our increasingly diverse</text:span></text:p>
      <text:p text:style-name="P54"><text:span text:style-name="T43">community has their own needs, experiences, and opportunities.</text:span></text:p>
      <text:p text:style-name="P58"><text:span text:style-name="T56">(Palantir Technologies. 2023. </text:span><text:span text:style-name="T55">Form </text:span><text:span text:style-name="T56">10-K. P </text:span><text:span text:style-name="T57">12</text:span><text:span text:style-name="T56">)</text:span></text:p>
      <text:p text:style-name="P58"><text:span text:style-name="T56"/></text:p>
      <text:list xml:id="list2814543409" text:style-name="L21">
        <text:list-item>
          <text:p text:style-name="P63"><text:span text:style-name="T56">R</text:span><text:span text:style-name="T55">isk – guilt by association</text:span></text:p>
        </text:list-item>
      </text:list>
      <text:p text:style-name="P13"><text:span text:style-name="T33">Our relationships with government customers and customers that are engaged in certain sensitive industries, including organizations whose products or activities are or </text:span><text:span text:style-name="T43">are perceived to be harmful, has resulted in public criticism, including from political and social activists, and unfavorable coverage in the media. Activists have also </text:span><text:span text:style-name="T37">engaged in public protests at our properties.</text:span></text:p>
      <text:p text:style-name="P26"><text:span text:style-name="T36">=&gt; </text:span></text:p>
      <text:p text:style-name="P13"><text:span text:style-name="T37">In either case, the resulting harm to our reputation </text:span><text:span text:style-name="T43">could:</text:span></text:p>
      <text:p text:style-name="P10"><text:span text:style-name="T43">• cause certain customers to cease doing business with us;</text:span></text:p>
      <text:p text:style-name="P10"><text:span text:style-name="T43">• impair our ability to attract new customers, or to expand our relationships with existing customers;</text:span></text:p>
      <text:p text:style-name="P10"><text:span text:style-name="T43">• diminish our ability to recruit, hire, or retain employees;</text:span></text:p>
      <text:p text:style-name="P10"><text:span text:style-name="T43">• undermine our standing in professional communities to which we contribute and from which we receive expert knowledge; or</text:span></text:p>
      <text:p text:style-name="P26"><text:span text:style-name="T43">• prompt us to cease doing business with certain customers.</text:span></text:p>
      <text:p text:style-name="P59"><text:span text:style-name="T56">(Palantir Technologies. 2023. </text:span><text:span text:style-name="T58">Form </text:span><text:span text:style-name="T56">10-K. P </text:span><text:span text:style-name="T57">2</text:span><text:span text:style-name="T58">3</text:span><text:span text:style-name="T56">)</text:span></text:p>
      <text:p text:style-name="P59"><text:span text:style-name="T56"/></text:p>
      <text:list xml:id="list783462058" text:style-name="L22">
        <text:list-item>
          <text:p text:style-name="P65"><text:span text:style-name="T56">R</text:span><text:span text:style-name="T55">isk – pricing structure </text:span></text:p>
        </text:list-item>
      </text:list>
      <text:p text:style-name="P64"><text:span text:style-name="T66">Our pricing structures for our platforms and services change from time to time, which could adversely impact our business, financial condition, and results of </text:span><text:span text:style-name="T43">operations. </text:span><text:span text:style-name="T56">(Palantir Technologies. 2023. </text:span><text:span text:style-name="T55">Form </text:span><text:span text:style-name="T56">10-K. P </text:span><text:span text:style-name="T57">2</text:span><text:span text:style-name="T55">3</text:span><text:span text:style-name="T56">)</text:span></text:p>
      <text:p text:style-name="P64"><text:span text:style-name="T56"/></text:p>
      <text:p text:style-name="P75"><text:span text:style-name="T69">Our top three customers together accounted for 17% and 18% of our revenue for the years ended December 31, 2022 and 2021, respectively.</text:span><text:span text:style-name="T56"> (Palantir Technologies. 2023. </text:span><text:span text:style-name="T55">Form </text:span><text:span text:style-name="T56">10-K. P </text:span><text:span text:style-name="T62">15</text:span><text:span text:style-name="T56">)</text:span></text:p>
      <text:p text:style-name="P75"><text:span text:style-name="T56"/></text:p>
      <text:list xml:id="list1119048978" text:style-name="L33">
        <text:list-item>
          <text:p text:style-name="P50">Dependance on third party software</text:p>
        </text:list-item>
      </text:list>
      <text:p text:style-name="P48">The competitive position of our platforms depends in part on their ability to operate with third-party products and services, and if we are not successful in</text:p>
      <text:p text:style-name="P47"><text:soft-page-break/>maintaining and expanding the compatibility of our platforms with such third-party products and services, our business, financial condition, and results ofoperations could be adversely impacted.</text:p>
      <text:p text:style-name="P47"/>
      <text:p text:style-name="P47">The competitive position of our platforms depends in part on their ability to operate with products and services of third parties, software services, and infrastructure, including but not limited to, in connection with our joint ventures, channel sales relationships, platform partnerships, strategic alliances, and other similar arrangements where applicable. As such, we must continuously <text:span text:style-name="T53">modify and enhance our platforms </text:span>to adapt to changes in, or to be integrated or otherwise compatible with, hardware, software, networking, browser, and database technologies. </text:p>
      <text:p text:style-name="P48"><text:tab/>In the future, one or more technology companies may choose not to support the operation of their hardware, software, or infrastructure, or our platforms may not support the capabilities needed to operate with such hardware, software, or infrastructure. </text:p>
      <text:p text:style-name="P29"><text:span text:style-name="T35"><text:tab/>In addition, to the extent that a third party were to develop software or services that compete with ours, that provider may choose not to support one or more of our platforms. We intend to facilitate the compatibility of our platforms with various third-party hardware, software, and infrastructure by maintaining and expanding our business and technical relationships. If we are not successful in achieving this goal, our business, financial condition, and results of operations could be adversely impacted.</text:span></text:p>
      <text:p text:style-name="P76"><text:span text:style-name="T63">(Palantir Technologies. 2023. Form 10-K. P </text:span><text:span text:style-name="T64">20</text:span><text:span text:style-name="T63">)</text:span></text:p>
      <text:p text:style-name="P49"/>
      <text:p text:style-name="P64"><text:span text:style-name="T56"/></text:p>
      <text:list xml:id="list1131557746" text:style-name="L1">
        <text:list-header>
          <text:p text:style-name="P9"/>
        </text:list-header>
        <text:list-item>
          <text:p text:style-name="P9">Opportunity with AIP</text:p>
        </text:list-item>
      </text:list>
      <text:h text:style-name="P1" text:outline-level="3">“We will be releasing our platform to companies across commercial sectors, including the aviation, manufacturing, energy, banking, mining, pharmaceutical, and automotive industries, as well as to government partners, including leading defense and intelligence agencies, across the United States and its allies in Europe and around the world.</text:h>
      <text:h text:style-name="P2" text:outline-level="3">AIP will allow customers to leverage the power of our existing machine learning technologies alongside the increasingly sophisticated natural language processing capabilities of the newest large language models, directly in our existing platforms, including Foundry and Gotham, which are now home to some of the most valuable privately held and industry specific data repositories in the world.</text:h>
      <text:p text:style-name="P81">…</text:p>
      <text:h text:style-name="P2" text:outline-level="3">The union of public datasets, such as the corpus of text and information available on the internet, with privately held repositories of information maintained by government agencies and companies, will transform the latest large language models into something more than objects of popular fascination.”</text:h>
      <text:p text:style-name="P82">(Karp, Alexander. 20<text:span text:style-name="T2">2</text:span>3. Our New Platform. (https://www.palantir.com/newsroom/letters/our-new-platform/))</text:p>
      <text:p text:style-name="P81"/>
      <text:list xml:id="list1264407499" text:style-name="L2">
        <text:list-item>
          <text:p text:style-name="P90">Risk of AIP</text:p>
        </text:list-item>
      </text:list>
      <text:h text:style-name="P4" text:outline-level="3"><text:soft-page-break/>The risks of these emerging artificial intelligence capabilities to individual rights, and even perhaps to our own physical safety, are significant and apparent to most.</text:h>
      <text:h text:style-name="P2" text:outline-level="3">It may be the case that consciousness or self-awareness is not the result of a discrete or specific set of relationships within a network of connections, such as the human brain, but rather merely an emergent property of a sufficiently complex system.</text:h>
      <text:h text:style-name="P2" text:outline-level="3">Put differently, consciousness, or its functional equivalent and therefore some form of autonomy, might necessarily arise from a sufficient degree of complexity within an informational network.</text:h>
      <text:h text:style-name="P2" text:outline-level="3">It is clear that the sophistication and complexity of these latest systems will only continue to increase. The challenge will be to ensure that such technologies remain subservient to our collective will.</text:h>
      <text:h text:style-name="P2" text:outline-level="3">We must impose our values on the software that we create, otherwise it may impose an emergent and unconstrained set of values on us. It is essential that the systems we are constructing align with our directives and reflect our philosophical and moral commitments.</text:h>
      <text:p text:style-name="P82">(Karp, Alexander. 20<text:span text:style-name="T2">2</text:span>3. Our New Platform. <text:a xlink:type="simple" xlink:href="https://www.palantir.com/newsroom/letters/our-new-platform/" text:style-name="Internet_20_link" text:visited-style-name="Visited_20_Internet_20_Link">https://www.palantir.com/newsroom/letters/our-new-platform/</text:a>)</text:p>
      <text:p text:style-name="P82"/>
      <text:list xml:id="list3050241675" text:style-name="L3">
        <text:list-item>
          <text:p text:style-name="P91">Ethical considerations of private companies in warfare</text:p>
        </text:list-item>
      </text:list>
      <text:h text:style-name="P5" text:outline-level="3">The broader moral and philosophical questions raised by the role our software is playing in the defense and intelligence sectors are significant.</text:h>
      <text:h text:style-name="P2" text:outline-level="3">We acknowledge that the participation of private corporations, whose leadership is unelected and therefore not directly beholden to the public, raises important questions regarding the appropriate means of holding private actors performing government functions accountable.</text:h>
      <text:p text:style-name="P84"><text:span text:style-name="T12">(Karp, Alexander. 2023. </text:span><text:span text:style-name="T4">Annual Letter from the Chief Executive Officer. </text:span><text:a xlink:type="simple" xlink:href="https://www.palantir.com/newsroom/letters/2023-annual-letter/en/" text:style-name="Internet_20_link" text:visited-style-name="Visited_20_Internet_20_Link"><text:span text:style-name="T4">https://www.palantir.com/newsroom/letters/2023-annual-letter/en/</text:span></text:a><text:span text:style-name="T5">) </text:span></text:p>
      <text:p text:style-name="P84"><text:span text:style-name="T5"/></text:p>
      <text:list xml:id="list3472608184" text:style-name="L4">
        <text:list-item>
          <text:p text:style-name="P96"><text:span text:style-name="T5">R</text:span><text:span text:style-name="T4">efused to go along with an omniscient state collecting all data on individuals</text:span></text:p>
        </text:list-item>
      </text:list>
      <text:h text:style-name="P6" text:outline-level="3"><text:span text:style-name="T3">When we founded our company, it was broadly assumed that the only way to effectively combat terrorism was to build software platforms that would assist the state in gathering every shred of information and evidence about its citizens without any concern for their rights. We rejected this assumption from the start.</text:span></text:h>
      <text:h text:style-name="P2" text:outline-level="3">Our business has grown over the years precisely because we refused to build what the market thought it wanted and make real the misguided fantasy of an omniscient state. The access controls, security and privacy protections, and constraints on use that we build into our software platforms—that is, the limitations on the power of such software as well as its fortifications against misuse—are what preserve our collective freedom.</text:h>
      <text:p text:style-name="P83">+</text:p>
      <text:h text:style-name="P3" text:outline-level="3"><text:span text:style-name="T6">“Our software is in the fight around the world. The center will hold.”</text:span></text:h>
      <text:p text:style-name="P81"><text:span text:style-name="T13">(Karp, Alexander. 20</text:span><text:span text:style-name="T41">22</text:span><text:span text:style-name="T13">. In Defence of Europe. </text:span>https://www.palantir.com/newsroom/letters/in-defense-of-europe/en/<text:span text:style-name="T13">)</text:span></text:p>
      <text:p text:style-name="P95"><text:span text:style-name="T3"/></text:p>
      <text:list xml:id="list1138765164" text:style-name="L5">
        <text:list-item>
          <text:p text:style-name="P105"><text:span text:style-name="T14">Mission view of software </text:span></text:p>
        </text:list-item>
      </text:list>
      <text:p text:style-name="P97"><text:span text:style-name="T3">“Our welfare and security depend on effective software.”</text:span></text:p>
      <text:p text:style-name="P102"><text:span text:style-name="T3">...</text:span></text:p>
      <text:p text:style-name="P97"><text:span text:style-name="T3">“The ability of our most vital institutions to protect and provide for the public requires the right technology.</text:span></text:p>
      <text:p text:style-name="P85">And we believe that as a result, over the long term, the strength and survival of democratic forms of government do as well.”</text:p>
      <text:p text:style-name="P97"><text:span text:style-name="T7">Karp, Alexander. 2020. Direct Listing Letter. </text:span><text:a xlink:type="simple" xlink:href="https://www.palantir.com/newsroom/letters/direct-listing-letter/" text:style-name="Internet_20_link" text:visited-style-name="Visited_20_Internet_20_Link"><text:span text:style-name="T3">https://www.palantir.com/newsroom/letters/direct-listing-letter/</text:span></text:a></text:p>
      <text:p text:style-name="P97"><text:span text:style-name="T3"/></text:p>
      <text:list xml:id="list4222979514" text:style-name="L6">
        <text:list-item>
          <text:p text:style-name="P99"><text:soft-page-break/><text:span text:style-name="T3">Generalizable platforms beats competitors’ custom software</text:span></text:p>
        </text:list-item>
      </text:list>
      <text:p text:style-name="P106"><text:span text:style-name="T17">Our customers come to us because their technological infrastructure has failed them. The enterprise software industry’s focus on custom software tools </text:span><text:span text:style-name="T42">Recent crises and systemic shocks, such as the ongoing COVID-19 pandemic and the ongoing Russia-Ukraine conflict, have made clear to many of our customers that</text:span></text:p>
      <text:p text:style-name="P28"><text:span text:style-name="T44">accommodating the extended timelines ordinarily required to realize results from implementing new software solutions is not a viable option. As a result, customers are</text:span></text:p>
      <text:p text:style-name="P106"><text:span text:style-name="T44">increasingly adopting our software, which can be ready in days, over internal software development efforts, which may take months or years.</text:span><text:span text:style-name="T17"> applications is misplaced. Those approaches often only work briefly, if at all. The problems and needs of an organization often change before the software can even be deployed.</text:span></text:p>
      <text:p text:style-name="P85">Our partners require something more. They need generalizable platforms for modeling the world and making decisions. And that is what we have built.</text:p>
      <text:p text:style-name="P97"><text:span text:style-name="T8">(Karp, Alexamder. 2020. Direct Listing Letter. </text:span><text:a xlink:type="simple" xlink:href="https://www.palantir.com/newsroom/letters/direct-listing-letter/" text:style-name="Internet_20_link" text:visited-style-name="Visited_20_Internet_20_Link"><text:span text:style-name="T3">https://www.palantir.com/newsroom/letters/direct-listing-letter/</text:span></text:a><text:span text:style-name="T8">)</text:span></text:p>
      <text:p text:style-name="P103"><text:span text:style-name="T8">+</text:span></text:p>
      <text:p text:style-name="P77">Recent crises and systemic shocks, such as the ongoing COVID-19 pandemic and the ongoing Russia-Ukraine conflict, have made clear to many of our customers that accommodating the extended timelines ordinarily required to realize results from implementing new software solutions is not a viable option. As a result, customers are increasingly adopting <text:span text:style-name="T53">our software, which can be ready in days</text:span>, over internal software development efforts, which may take months or years.</text:p>
      <text:p text:style-name="P79"><text:span text:style-name="T16">(</text:span><text:span text:style-name="T18">Palantir Technologies. 2023. 10-K.</text:span><text:span text:style-name="T15"> </text:span><text:span text:style-name="T51">(https://d18rn0p25nwr6d.cloudfront.net/CIK-0001321655/71a5b9c1-b1b9-485e-a7d6-37c5de23cc45.pdf)</text:span></text:p>
      <text:p text:style-name="P78"/>
      <text:p text:style-name="P104"/>
      <text:list xml:id="list3651353918" text:style-name="L7">
        <text:list-item>
          <text:p text:style-name="P100"><text:span text:style-name="T3">Alignment of interests with customers</text:span></text:p>
        </text:list-item>
      </text:list>
      <text:p text:style-name="P101"><text:span text:style-name="T3">The alignment of interests between our employees and our company, and between our company and our customers, is one of the principal reasons we have come as far as we have.</text:span></text:p>
      <text:p text:style-name="P98"><text:span text:style-name="T8">(Karp, Alexamder. 2020. Direct Listing Letter. </text:span><text:a xlink:type="simple" xlink:href="https://www.palantir.com/newsroom/letters/direct-listing-letter/" text:style-name="Internet_20_link" text:visited-style-name="Visited_20_Internet_20_Link"><text:span text:style-name="T3">https://www.palantir.com/newsroom/letters/direct-listing-letter/</text:span></text:a><text:span text:style-name="T8">)</text:span></text:p>
      <text:h text:style-name="P6" text:outline-level="3"><text:span text:style-name="T3"/></text:h>
      <text:list xml:id="list3756455407" text:style-name="L8">
        <text:list-item>
          <text:p text:style-name="P93"><text:span text:style-name="T3">Ethical challenges of the software</text:span></text:p>
        </text:list-item>
      </text:list>
      <text:p text:style-name="P97"><text:span text:style-name="T3">The construction of software platforms that enable more effective surveillance by the state of its adversaries or that assist soldiers in executing attacks raises countless issues, involving the points of tension and tradeoffs between our collective security and individual privacy, the power of machines, and the types of lives we both want to and should lead. The ethical challenges that arise are constant and unrelenting.</text:span></text:p>
      <text:p text:style-name="P87"><text:span text:style-name="T16">(Karp, Alexamder. 2020. Direct Listing Letter. </text:span><text:a xlink:type="simple" xlink:href="https://www.palantir.com/newsroom/letters/direct-listing-letter/" text:style-name="Internet_20_link" text:visited-style-name="Visited_20_Internet_20_Link"><text:span text:style-name="T17">https://www.palantir.com/newsroom/letters/direct-listing-letter/</text:span></text:a><text:span text:style-name="T16">)</text:span></text:p>
      <text:p text:style-name="P87"><text:span text:style-name="T16"/></text:p>
      <text:list xml:id="list3462102036" text:style-name="L9">
        <text:list-item>
          <text:p text:style-name="P88"><text:span text:style-name="T16">Awareness that societal choices should not be outsourced to Silicon Valley</text:span></text:p>
          <text:p text:style-name="P88"><text:span text:style-name="T16">The engineering elite of Silicon Valley may know more than most about building software. But they do not know more about how society should be organized or what justice requires. </text:span></text:p>
          <text:p text:style-name="P88"><text:span text:style-name="T16">(Karp, Alexamder. 2020. Direct Listing Letter. </text:span><text:a xlink:type="simple" xlink:href="https://www.palantir.com/newsroom/letters/direct-listing-letter/" text:style-name="Internet_20_link" text:visited-style-name="Visited_20_Internet_20_Link"><text:span text:style-name="T17">https://www.palantir.com/newsroom/letters/direct-listing-letter/</text:span></text:a><text:span text:style-name="T16">)</text:span></text:p>
        </text:list-item>
      </text:list>
      <text:p text:style-name="P92"/>
      <text:list xml:id="list4159691138314" text:continue-numbering="true" text:style-name="L9">
        <text:list-item>
          <text:p text:style-name="P94">Financial results + customer growth</text:p>
        </text:list-item>
      </text:list>
      <text:p text:style-name="P15"><text:soft-page-break/><text:span text:style-name="T47">For the year ended December 31, 2022, we generated $1.9 billion in revenue, reflecting a 24% growth rate from the year ended December 31, 2021, when we generated </text:span><text:span text:style-name="T43">$1.5 billion in revenue.</text:span></text:p>
      <text:p text:style-name="P10"><text:span text:style-name="T43">In the year ended December 31, 2022, we incurred losses from operations of $161.2 million, or adjusted income from operations of $420.8 million when excluding stock-based compensation and related employer payroll taxes. In the year ended December 31, 2021, our losses from operations were $411.0 million, or adjusted income from operations of $473.5 million when excluding stock-based compensation and related employer payroll taxes.</text:span></text:p>
      <text:p text:style-name="P10"><text:span text:style-name="T43">In the year ended December 31, 2022, our gross profit was $1.5 billion, reflecting a gross margin of 79%, or 81% when excluding stock-based compensation. In the year</text:span></text:p>
      <text:p text:style-name="P8"><text:span text:style-name="T43">ended December 31, 2021, our gross profit was $1.2 billion, reflecting a gross margin of 78%, or 82% when excluding stock-based compensation</text:span></text:p>
      <text:p text:style-name="P8"><text:span text:style-name="T43">…</text:span></text:p>
      <text:p text:style-name="P15"><text:span text:style-name="T47">We define a customer as an organization from which we have recognized revenue during the trailing twelve-month period. During the period ended December 31, 2022, </text:span><text:span text:style-name="T43">we had 367 customers, including companies in various commercial sectors and government agencies around the world. During the period ended December 31, 2021, we </text:span><text:span text:style-name="T47">had 237 customers.</text:span></text:p>
      <text:p text:style-name="P34"><text:span text:style-name="T9">(</text:span><text:span text:style-name="T10">Palantir Technologies. 2023. 10-K.</text:span><text:span text:style-name="T11"> </text:span><text:span text:style-name="T43">P </text:span><text:span text:style-name="T48">64</text:span><text:span text:style-name="T43">)</text:span></text:p>
      <text:p text:style-name="P39"><text:span text:style-name="T43"/></text:p>
      <text:list xml:id="list2676754086" text:style-name="L29">
        <text:list-item>
          <text:p text:style-name="P40"><text:span text:style-name="T43">govt/private &amp; us/foreign customer base </text:span></text:p>
        </text:list-item>
      </text:list>
      <text:p text:style-name="P16"><text:span text:style-name="T28">In the year ended December 31, 2022, 56% of our revenue </text:span><text:span text:style-name="T43">came from government customers and 44% came from commercial customers. Our U.S. customers have been a meaningful source of revenue growth for our business. In the year ended December 31, 2022, we generated 61% of our revenue from customers in the United States and the remaining 39% from non-U.S. customers. Revenue from our U.S. customers during the trailing twelve months ended December 31, 2022 was $1.2 billion, which grew 32% from the prior twelve-month period. We expect that U.S. customers will continue to be a source of significant revenue </text:span><text:span text:style-name="T28">growth for us.</text:span></text:p>
      <text:p text:style-name="P34"><text:span text:style-name="T9">(</text:span><text:span text:style-name="T10">Palantir Technologies. 2023. 10-K.</text:span><text:span text:style-name="T11"> </text:span><text:span text:style-name="T48">P 64)</text:span></text:p>
      <text:p text:style-name="P34"><text:span text:style-name="T48"/></text:p>
      <text:list xml:id="list1220499422" text:style-name="L30">
        <text:list-item>
          <text:p text:style-name="P41"><text:span text:style-name="T48">H</text:span><text:span text:style-name="T43">igher private sector growth (29 vs 19 percent)</text:span></text:p>
        </text:list-item>
      </text:list>
      <text:p text:style-name="P42"><text:span text:style-name="T43">Revenue increased by $364.0 million, or 24%, for the year ended December 31, 2022 compared to 2021. Revenue from government customers increased by $174.4</text:span></text:p>
      <text:p text:style-name="P10"><text:span text:style-name="T43">million, or 19%, for the year ended December 31, 2022 compared to 2021, primarily from customers in the United States. Revenue growth slowed compared to the prior</text:span></text:p>
      <text:p text:style-name="P10"><text:span text:style-name="T43">year as a result of increased delays in the completion of the U.S. government budgeting process when compared to their budgeting process in the prior year. Of the</text:span></text:p>
      <text:p text:style-name="P10"><text:span text:style-name="T43">increase, $151.1 million was from government customers existing as of December 31, 2021. Generally, increases in revenue from our existing customers are a result of</text:span></text:p>
      <text:p text:style-name="P10"><text:span text:style-name="T43">expanded use of our products and services within their organizations. Revenue from U.S. government customers was $826.3 million for the year ended December 31,</text:span></text:p>
      <text:p text:style-name="P10"><text:span text:style-name="T43">2022 compared to $678.2 million for the same period in 2021. Revenue from commercial customers increased by $189.6 million, or 29%, for the year ended December</text:span></text:p>
      <text:p text:style-name="P10"><text:span text:style-name="T43">31, 2022 compared to 2021. Of the increase, $96.8 million was from new customers as of December 31, 2021, of which $27.0 million was revenue from customers with</text:span></text:p>
      <text:p text:style-name="P42"><text:span text:style-name="T43">which we had entered into concurrent Investment Agreements.</text:span></text:p>
      <text:p text:style-name="P35"><text:span text:style-name="T9">(</text:span><text:span text:style-name="T10">Palantir Technologies. 2023. 10-K.</text:span><text:span text:style-name="T11"> </text:span><text:span text:style-name="T48">P </text:span><text:span text:style-name="T49">72</text:span><text:span text:style-name="T48">)</text:span></text:p>
      <text:p text:style-name="P35"><text:span text:style-name="T48"/></text:p>
      <text:list xml:id="list2437804624" text:style-name="L31">
        <text:list-item>
          <text:p text:style-name="P43"><text:span text:style-name="T48">2 </text:span><text:span text:style-name="T43">profitable quarters in a row</text:span></text:p>
        </text:list-item>
      </text:list>
      <text:p text:style-name="P89"><text:span text:style-name="T43">Q1 2023 Highlights</text:span></text:p>
      <text:list xml:id="list3350963201" text:style-name="L32">
        <text:list-header>
          <text:p text:style-name="P86">- GAAP net income of $17 million</text:p>
          <text:list>
            <text:list-header>
              <text:p text:style-name="P86">This marks our second consecutive quarter of positive GAAP net income</text:p>
            </text:list-header>
          </text:list>
          <text:p text:style-name="P86">- GAAP income from operations of $4 million, representing a margin of 1%, up 1,000 basis points year-over-year</text:p>
          <text:list text:continue-numbering="true">
            <text:list-header>
              <text:p text:style-name="P86">This marks our first quarter of positive GAAP operating income</text:p>
            </text:list-header>
          </text:list>
          <text:p text:style-name="P86">- GAAP earnings per share (“EPS”) of $0.01</text:p>
          <text:p text:style-name="P86">- Adjusted EPS of $0.05</text:p>
          <text:p text:style-name="P86"><text:soft-page-break/>-Total revenue grew 18% year-over-year to $525 million</text:p>
          <text:list text:continue-numbering="true">
            <text:list-header>
              <text:p text:style-name="P86">-US revenue grew 23% year-over-year to $337 million</text:p>
            </text:list-header>
          </text:list>
          <text:p text:style-name="P86">-Commercial revenue grew 15% year-over-year to $236 million</text:p>
          <text:list text:continue-numbering="true">
            <text:list-header>
              <text:p text:style-name="P86">-US commercial revenue grew 26% year-over-year to $107 million</text:p>
            </text:list-header>
          </text:list>
          <text:p text:style-name="P86">-Government revenue grew 20% year-over-year to $289 million</text:p>
          <text:list text:continue-numbering="true">
            <text:list-header>
              <text:p text:style-name="P86">-US government revenue grew 22% year-over-year to $230 million</text:p>
            </text:list-header>
          </text:list>
          <text:p text:style-name="P86">-Customer count grew 41% year-over-year and 7% quarter-over-quarter</text:p>
          <text:list text:continue-numbering="true">
            <text:list-header>
              <text:p text:style-name="P86">-US commercial customer count increased 50% year-over-year, from 103 customers in Q1 2022 to 155 customers in Q1 2023</text:p>
            </text:list-header>
          </text:list>
        </text:list-header>
      </text:list>
      <text:p text:style-name="P42"><text:span text:style-name="T43"/></text:p>
      <text:p text:style-name="P42"><text:span text:style-name="T43">https://investors.palantir.com/news-details/2023/Palantir-Reports-Its-Second-Consecutive-Quarter-of-Positive-GAAP-Net-Income-GAAP-EPS-of-0.01-in-Q1-202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0" svg:font-family="0"/>
    <style:font-face style:name="Alliance No.1" svg:font-family="'Alliance No.1', system-ui, apple-system, system-ui, 'Segoe UI', Roboto, Oxygen, Ubuntu, Cantarell, 'Fira Sans', 'Droid Sans', 'Helvetica Neue', Helvetica, Arial, sans-serif"/>
    <style:font-face style:name="Alliance No.2" svg:font-family="'Alliance No.2', sans-serif"/>
    <style:font-face style:name="Lato" svg:font-family="Lato, sans-serif"/>
    <style:font-face style:name="var headline-300-family" svg:font-family="'var headline-300-family'"/>
    <style:font-face style:name="Lucida Sans2" svg:font-family="'Lucida Sans'" style:font-family-generic="swiss"/>
    <style:font-face style:name="01" svg:font-family="0" style:font-family-generic="roman" style:font-pitch="variable"/>
    <style:font-face style:name="Helvetica Neue" svg:font-family="'Helvetica 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c__20_Content_7e_LT_7e_Gliederung_20_1" style:display-name="Title, 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3-05-25T11:00:09.332495243</meta:creation-date>
    <dc:date>2023-05-27T00:41:57.699636343</dc:date>
    <meta:editing-duration>PT9H30M3S</meta:editing-duration>
    <meta:editing-cycles>1</meta:editing-cycles>
    <meta:document-statistic meta:table-count="0" meta:image-count="0" meta:object-count="0" meta:page-count="10" meta:paragraph-count="229" meta:word-count="4619" meta:character-count="31024" meta:non-whitespace-character-count="26647"/>
    <meta:generator>LibreOffice/6.4.1.2$MacOSX_X86_64 LibreOffice_project/4d224e95b98b138af42a64d84056446d09082932</meta:generator>
  </office:meta>
</office:document-meta>
</file>